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0.8791in"/>
    </style:style>
    <style:style style:name="co3" style:family="table-column">
      <style:table-column-properties fo:break-before="auto" style:column-width="2.604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3.20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21">
      <style:table-cell-properties fo:wrap-option="wrap"/>
    </style:style>
    <style:style style:name="ce3" style:family="table-cell" style:parent-style-name="Default" style:data-style-name="N122">
      <style:table-cell-properties fo:wrap-option="wrap"/>
    </style:style>
    <style:style style:name="ce4" style:family="table-cell" style:parent-style-name="Default">
      <style:table-cell-properties fo:background-color="#ff6600" fo:wrap-option="wrap"/>
    </style:style>
    <style:style style:name="ce5" style:family="table-cell" style:parent-style-name="Default">
      <style:table-cell-properties fo:background-color="transparent" fo:wrap-option="wrap"/>
    </style:style>
    <style:style style:name="ce6" style:family="table-cell" style:parent-style-name="Default">
      <style:table-cell-properties fo:background-color="#ff3300" fo:wrap-option="wrap"/>
    </style:style>
    <style:style style:name="ce7" style:family="table-cell" style:parent-style-name="Default" style:data-style-name="N60">
      <style:table-cell-properties fo:wrap-option="wrap"/>
    </style:style>
    <style:style style:name="ce8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2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4" table:number-columns-repeated="24" table:default-cell-style-name="ce1"/>
        <table:table-column table:style-name="co4" table:default-cell-style-name="Default"/>
        <table:table-column table:style-name="co6" table:default-cell-style-name="ce1"/>
        <table:table-column table:style-name="co4" table:number-columns-repeated="988" table:default-cell-style-name="Default"/>
        <table:table-row table:style-name="ro1">
          <table:table-cell table:number-columns-repeated="3"/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11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Init Ri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1.3" calcext:value-type="float">
            <text:p>1.3</text:p>
          </table:table-cell>
          <table:table-cell office:value-type="float" office:value="1.7" calcext:value-type="float">
            <text:p>1.7</text:p>
          </table:table-cell>
          <table:table-cell office:value-type="float" office:value="2.1" calcext:value-type="float">
            <text:p>2.1</text:p>
          </table:table-cell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.1" calcext:value-type="float">
            <text:p>4.1</text:p>
          </table:table-cell>
          <table:table-cell office:value-type="float" office:value="4.6" calcext:value-type="float">
            <text:p>4.6</text:p>
          </table:table-cell>
          <table:table-cell office:value-type="float" office:value="5.1" calcext:value-type="float">
            <text:p>5.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ata points 25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ich Sum</text:p>
          </table:table-cell>
          <table:table-cell office:value-type="string" calcext:value-type="string">
            <text:p>Qim Sum</text:p>
          </table:table-cell>
          <table:table-cell office:value-type="string" calcext:value-type="string">
            <text:p>Qi Value = 1 – other Qi Values</text:p>
          </table:table-cell>
          <table:table-cell office:value-type="string" calcext:value-type="string">
            <text:p>Function Evals</text:p>
          </table:table-cell>
          <table:table-cell office:value-type="string" calcext:value-type="string">
            <text:p>Chi^2</text:p>
          </table:table-cell>
          <table:table-cell office:value-type="string" calcext:value-type="string">
            <text:p>rChi^2</text:p>
          </table:table-cell>
          <table:table-cell office:value-type="string" calcext:value-type="string">
            <text:p>AIC</text:p>
          </table:table-cell>
          <table:table-cell office:value-type="string" calcext:value-type="string">
            <text:p>BIC</text:p>
          </table:table-cell>
          <table:table-cell office:value-type="string" calcext:value-type="string">
            <text:p>Uncertainty Estimate?</text:p>
          </table:table-cell>
          <table:table-cell office:value-type="string" calcext:value-type="string">
            <text:p>At Boundary</text:p>
          </table:table-cell>
          <table:table-cell office:value-type="string" calcext:value-type="string">
            <text:p>At Initial Value</text:p>
          </table:table-cell>
          <table:table-cell office:value-type="string" calcext:value-type="string">
            <text:p>Qch0</text:p>
          </table:table-cell>
          <table:table-cell office:value-type="string" calcext:value-type="string">
            <text:p>Qch1</text:p>
          </table:table-cell>
          <table:table-cell office:value-type="string" calcext:value-type="string">
            <text:p>Qch2</text:p>
          </table:table-cell>
          <table:table-cell office:value-type="string" calcext:value-type="string">
            <text:p>Qch3</text:p>
          </table:table-cell>
          <table:table-cell office:value-type="string" calcext:value-type="string">
            <text:p>Qch4</text:p>
          </table:table-cell>
          <table:table-cell office:value-type="string" calcext:value-type="string">
            <text:p>Qch5</text:p>
          </table:table-cell>
          <table:table-cell office:value-type="string" calcext:value-type="string">
            <text:p>Qch6</text:p>
          </table:table-cell>
          <table:table-cell office:value-type="string" calcext:value-type="string">
            <text:p>Qch7</text:p>
          </table:table-cell>
          <table:table-cell office:value-type="string" calcext:value-type="string">
            <text:p>Qch8</text:p>
          </table:table-cell>
          <table:table-cell office:value-type="string" calcext:value-type="string">
            <text:p>Qch9</text:p>
          </table:table-cell>
          <table:table-cell office:value-type="string" calcext:value-type="string">
            <text:p>Qch10</text:p>
          </table:table-cell>
          <table:table-cell office:value-type="string" calcext:value-type="string">
            <text:p>Qch11</text:p>
          </table:table-cell>
          <table:table-cell table:style-name="Default" office:value-type="string" calcext:value-type="string">
            <text:p>Qm0</text:p>
          </table:table-cell>
          <table:table-cell office:value-type="string" calcext:value-type="string">
            <text:p>Qm1</text:p>
          </table:table-cell>
          <table:table-cell office:value-type="string" calcext:value-type="string">
            <text:p>Qm2</text:p>
          </table:table-cell>
          <table:table-cell office:value-type="string" calcext:value-type="string">
            <text:p>Qm3</text:p>
          </table:table-cell>
          <table:table-cell office:value-type="string" calcext:value-type="string">
            <text:p>Qm4</text:p>
          </table:table-cell>
          <table:table-cell office:value-type="string" calcext:value-type="string">
            <text:p>Qm5</text:p>
          </table:table-cell>
          <table:table-cell office:value-type="string" calcext:value-type="string">
            <text:p>Qm6</text:p>
          </table:table-cell>
          <table:table-cell office:value-type="string" calcext:value-type="string">
            <text:p>Qm7</text:p>
          </table:table-cell>
          <table:table-cell office:value-type="string" calcext:value-type="string">
            <text:p>Qm8</text:p>
          </table:table-cell>
          <table:table-cell office:value-type="string" calcext:value-type="string">
            <text:p>Qm9</text:p>
          </table:table-cell>
          <table:table-cell office:value-type="string" calcext:value-type="string">
            <text:p>Qm10</text:p>
          </table:table-cell>
          <table:table-cell table:style-name="ce1" office:value-type="string" calcext:value-type="string">
            <text:p>Qm11</text:p>
          </table:table-cell>
          <table:table-cell table:number-columns-repeated="989"/>
        </table:table-row>
        <table:table-row table:style-name="ro1">
          <table:table-cell office:value-type="float" office:value="1.01142571720746" calcext:value-type="float">
            <text:p>1.0114257172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Not summing to 1</text:p>
          </table:table-cell>
          <table:table-cell table:style-name="Default" office:value-type="float" office:value="48009" calcext:value-type="float">
            <text:p>48009</text:p>
          </table:table-cell>
          <table:table-cell table:style-name="Default" office:value-type="float" office:value="548.636069" calcext:value-type="float">
            <text:p>548.636069</text:p>
          </table:table-cell>
          <table:table-cell table:style-name="Default" office:value-type="float" office:value="2.32472911" calcext:value-type="float">
            <text:p>2.32472911</text:p>
          </table:table-cell>
          <table:table-cell table:style-name="Default" office:value-type="float" office:value="240.407281" calcext:value-type="float">
            <text:p>240.407281</text:p>
          </table:table-cell>
          <table:table-cell table:style-name="Default" office:value-type="float" office:value="322.214326" calcext:value-type="float">
            <text:p>322.214326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Q10ch</text:p>
          </table:table-cell>
          <table:table-cell table:style-name="Default"/>
          <table:table-cell table:style-name="Default" office:value-type="float" office:value="0.07706044" calcext:value-type="float">
            <text:p>0.07706044</text:p>
          </table:table-cell>
          <table:table-cell table:style-name="Default" office:value-type="float" office:value="0.112684" calcext:value-type="float">
            <text:p>0.112684</text:p>
          </table:table-cell>
          <table:table-cell table:style-name="Default" office:value-type="float" office:value="0.1843987" calcext:value-type="float">
            <text:p>0.1843987</text:p>
          </table:table-cell>
          <table:table-cell table:style-name="Default" office:value-type="float" office:value="0.27118579" calcext:value-type="float">
            <text:p>0.27118579</text:p>
          </table:table-cell>
          <table:table-cell table:style-name="Default" office:value-type="float" office:value="0.14849759" calcext:value-type="float">
            <text:p>0.14849759</text:p>
          </table:table-cell>
          <table:table-cell table:style-name="Default" office:value-type="float" office:value="0.10436927" calcext:value-type="float">
            <text:p>0.10436927</text:p>
          </table:table-cell>
          <table:table-cell table:style-name="ce8" office:value-type="float" office:value="0.00010615" calcext:value-type="float">
            <text:p>1.06E-004</text:p>
          </table:table-cell>
          <table:table-cell table:style-name="Default" office:value-type="float" office:value="0.08210745" calcext:value-type="float">
            <text:p>0.08210745</text:p>
          </table:table-cell>
          <table:table-cell table:style-name="Default" office:value-type="float" office:value="0.02602834" calcext:value-type="float">
            <text:p>0.02602834</text:p>
          </table:table-cell>
          <table:table-cell table:style-name="ce8" office:value-type="float" office:value="0.0000010342" calcext:value-type="float">
            <text:p>1.03E-006</text:p>
          </table:table-cell>
          <table:table-cell table:style-name="ce8" office:value-type="float" office:value="5.5511E-017" calcext:value-type="float">
            <text:p>5.55E-017</text:p>
          </table:table-cell>
          <table:table-cell table:style-name="Default" office:value-type="float" office:value="0.00498695" calcext:value-type="float">
            <text:p>0.00498695</text:p>
          </table:table-cell>
          <table:table-cell table:style-name="Default" office:value-type="float" office:value="0.06061142" calcext:value-type="float">
            <text:p>0.06061142</text:p>
          </table:table-cell>
          <table:table-cell table:style-name="Default" office:value-type="float" office:value="0.15319633" calcext:value-type="float">
            <text:p>0.15319633</text:p>
          </table:table-cell>
          <table:table-cell table:style-name="Default" office:value-type="float" office:value="0.22573129" calcext:value-type="float">
            <text:p>0.22573129</text:p>
          </table:table-cell>
          <table:table-cell table:style-name="Default" office:value-type="float" office:value="0.15496481" calcext:value-type="float">
            <text:p>0.15496481</text:p>
          </table:table-cell>
          <table:table-cell table:style-name="Default" office:value-type="float" office:value="0.16105925" calcext:value-type="float">
            <text:p>0.16105925</text:p>
          </table:table-cell>
          <table:table-cell table:style-name="Default" office:value-type="float" office:value="0.08789393" calcext:value-type="float">
            <text:p>0.08789393</text:p>
          </table:table-cell>
          <table:table-cell table:style-name="Default" office:value-type="float" office:value="0.03613367" calcext:value-type="float">
            <text:p>0.03613367</text:p>
          </table:table-cell>
          <table:table-cell table:style-name="Default" office:value-type="float" office:value="0.05870799" calcext:value-type="float">
            <text:p>0.05870799</text:p>
          </table:table-cell>
          <table:table-cell table:style-name="Default" office:value-type="float" office:value="0.00800724" calcext:value-type="float">
            <text:p>0.00800724</text:p>
          </table:table-cell>
          <table:table-cell table:style-name="Default" office:value-type="float" office:value="0.01599998" calcext:value-type="float">
            <text:p>0.01599998</text:p>
          </table:table-cell>
          <table:table-cell table:style-name="ce8" office:value-type="float" office:value="0.00056091" calcext:value-type="float">
            <text:p>5.61E-004</text:p>
          </table:table-cell>
          <table:table-cell office:value-type="float" office:value="0.03713318" calcext:value-type="float">
            <text:p>0.03713318</text:p>
          </table:table-cell>
          <table:table-cell/>
          <table:table-cell table:style-name="ce1" table:number-columns-repeated="988"/>
        </table:table-row>
        <table:table-row table:style-name="ro2">
          <table:table-cell table:number-columns-repeated="2"/>
          <table:table-cell office:value-type="string" calcext:value-type="string">
            <text:p>Qch0</text:p>
          </table:table-cell>
          <table:table-cell office:value-type="float" office:value="4114" calcext:value-type="float">
            <text:p>4114</text:p>
          </table:table-cell>
          <table:table-cell office:value-type="float" office:value="463.27" calcext:value-type="float">
            <text:p>463.27</text:p>
          </table:table-cell>
          <table:table-cell office:value-type="float" office:value="1.9547" calcext:value-type="float">
            <text:p>1.9547</text:p>
          </table:table-cell>
          <table:table-cell office:value-type="float" office:value="194.6" calcext:value-type="float">
            <text:p>194.6</text:p>
          </table:table-cell>
          <table:table-cell office:value-type="float" office:value="272.85" calcext:value-type="float">
            <text:p>272.8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ch10,Qch11,Qm11</text:p>
          </table:table-cell>
          <table:table-cell office:value-type="string" calcext:value-type="string">
            <text:p>Qch11,Qm11</text:p>
          </table:table-cell>
          <table:table-cell table:style-name="ce4" office:value-type="float" office:value="0.0290923" calcext:value-type="float">
            <text:p>0.0290923</text:p>
          </table:table-cell>
          <table:table-cell office:value-type="float" office:value="0.17595902" calcext:value-type="float">
            <text:p>0.17595902</text:p>
          </table:table-cell>
          <table:table-cell office:value-type="float" office:value="0.22592638" calcext:value-type="float">
            <text:p>0.22592638</text:p>
          </table:table-cell>
          <table:table-cell office:value-type="float" office:value="0.1906193" calcext:value-type="float">
            <text:p>0.1906193</text:p>
          </table:table-cell>
          <table:table-cell office:value-type="float" office:value="0.17356937" calcext:value-type="float">
            <text:p>0.17356937</text:p>
          </table:table-cell>
          <table:table-cell office:value-type="float" office:value="0.03988533" calcext:value-type="float">
            <text:p>0.03988533</text:p>
          </table:table-cell>
          <table:table-cell office:value-type="float" office:value="0.09970948" calcext:value-type="float">
            <text:p>0.09970948</text:p>
          </table:table-cell>
          <table:table-cell office:value-type="float" office:value="0.04106633" calcext:value-type="float">
            <text:p>0.04106633</text:p>
          </table:table-cell>
          <table:table-cell office:value-type="float" office:value="0.02225336" calcext:value-type="float">
            <text:p>0.02225336</text:p>
          </table:table-cell>
          <table:table-cell office:value-type="float" office:value="0.00191914" calcext:value-type="float">
            <text:p>0.00191914</text:p>
          </table:table-cell>
          <table:table-cell table:style-name="ce7" office:value-type="float" office:value="0.000000000000030531" calcext:value-type="float">
            <text:p>3.05E-014</text:p>
          </table:table-cell>
          <table:table-cell table:style-name="ce7" office:value-type="float" office:value="0.0000000000036315" calcext:value-type="float">
            <text:p>3.63E-012</text:p>
          </table:table-cell>
          <table:table-cell office:value-type="float" office:value="0.06364455" calcext:value-type="float">
            <text:p>0.06364455</text:p>
          </table:table-cell>
          <table:table-cell office:value-type="float" office:value="0.16019412" calcext:value-type="float">
            <text:p>0.16019412</text:p>
          </table:table-cell>
          <table:table-cell office:value-type="float" office:value="0.18224258" calcext:value-type="float">
            <text:p>0.18224258</text:p>
          </table:table-cell>
          <table:table-cell office:value-type="float" office:value="0.23627958" calcext:value-type="float">
            <text:p>0.23627958</text:p>
          </table:table-cell>
          <table:table-cell office:value-type="float" office:value="0.11513191" calcext:value-type="float">
            <text:p>0.11513191</text:p>
          </table:table-cell>
          <table:table-cell office:value-type="float" office:value="0.05990848" calcext:value-type="float">
            <text:p>0.05990848</text:p>
          </table:table-cell>
          <table:table-cell office:value-type="float" office:value="0.10341078" calcext:value-type="float">
            <text:p>0.10341078</text:p>
          </table:table-cell>
          <table:table-cell office:value-type="float" office:value="0.03829146" calcext:value-type="float">
            <text:p>0.03829146</text:p>
          </table:table-cell>
          <table:table-cell office:value-type="float" office:value="0.01855083" calcext:value-type="float">
            <text:p>0.01855083</text:p>
          </table:table-cell>
          <table:table-cell office:value-type="float" office:value="0.223455" calcext:value-type="float">
            <text:p>0.223455</text:p>
          </table:table-cell>
          <table:table-cell table:style-name="ce7" office:value-type="float" office:value="0.00000022551" calcext:value-type="float">
            <text:p>2.26E-007</text:p>
          </table:table-cell>
          <table:table-cell table:style-name="ce8" office:value-type="float" office:value="5.5511E-017" calcext:value-type="float">
            <text:p>5.55E-017</text:p>
          </table:table-cell>
          <table:table-cell table:number-columns-repeated="989"/>
        </table:table-row>
        <table:table-row table:style-name="ro2">
          <table:table-cell table:number-columns-repeated="2"/>
          <table:table-cell office:value-type="string" calcext:value-type="string">
            <text:p>Qch1</text:p>
          </table:table-cell>
          <table:table-cell office:value-type="float" office:value="29703" calcext:value-type="float">
            <text:p>29703</text:p>
          </table:table-cell>
          <table:table-cell office:value-type="float" office:value="560.18" calcext:value-type="float">
            <text:p>560.18</text:p>
          </table:table-cell>
          <table:table-cell office:value-type="float" office:value="2.3636" calcext:value-type="float">
            <text:p>2.3636</text:p>
          </table:table-cell>
          <table:table-cell office:value-type="float" office:value="243.8" calcext:value-type="float">
            <text:p>243.8</text:p>
          </table:table-cell>
          <table:table-cell office:value-type="float" office:value="322.05" calcext:value-type="float">
            <text:p>322.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ch6,Qch9,Qch10,Qch11</text:p>
          </table:table-cell>
          <table:table-cell office:value-type="string" calcext:value-type="string">
            <text:p>Qch11</text:p>
          </table:table-cell>
          <table:table-cell office:value-type="float" office:value="0.07694067" calcext:value-type="float">
            <text:p>0.07694067</text:p>
          </table:table-cell>
          <table:table-cell table:style-name="ce4" office:value-type="float" office:value="0.11221131" calcext:value-type="float">
            <text:p>0.11221131</text:p>
          </table:table-cell>
          <table:table-cell office:value-type="float" office:value="0.185251" calcext:value-type="float">
            <text:p>0.185251</text:p>
          </table:table-cell>
          <table:table-cell office:value-type="float" office:value="0.27019413" calcext:value-type="float">
            <text:p>0.27019413</text:p>
          </table:table-cell>
          <table:table-cell office:value-type="float" office:value="0.14930361" calcext:value-type="float">
            <text:p>0.14930361</text:p>
          </table:table-cell>
          <table:table-cell office:value-type="float" office:value="0.10293006" calcext:value-type="float">
            <text:p>0.10293006</text:p>
          </table:table-cell>
          <table:table-cell table:style-name="ce7" office:value-type="float" office:value="1.1102E-016" calcext:value-type="float">
            <text:p>1.11E-016</text:p>
          </table:table-cell>
          <table:table-cell office:value-type="float" office:value="0.07996055" calcext:value-type="float">
            <text:p>0.07996055</text:p>
          </table:table-cell>
          <table:table-cell office:value-type="float" office:value="0.02320869" calcext:value-type="float">
            <text:p>0.02320869</text:p>
          </table:table-cell>
          <table:table-cell table:style-name="ce7" office:value-type="float" office:value="5.5511E-017" calcext:value-type="float">
            <text:p>5.55E-017</text:p>
          </table:table-cell>
          <table:table-cell table:style-name="ce7" office:value-type="float" office:value="1.1102E-016" calcext:value-type="float">
            <text:p>1.11E-016</text:p>
          </table:table-cell>
          <table:table-cell table:style-name="ce7" office:value-type="float" office:value="5.5511E-017" calcext:value-type="float">
            <text:p>5.55E-017</text:p>
          </table:table-cell>
          <table:table-cell office:value-type="float" office:value="0.06090985" calcext:value-type="float">
            <text:p>0.06090985</text:p>
          </table:table-cell>
          <table:table-cell office:value-type="float" office:value="0.15464969" calcext:value-type="float">
            <text:p>0.15464969</text:p>
          </table:table-cell>
          <table:table-cell office:value-type="float" office:value="0.22874143" calcext:value-type="float">
            <text:p>0.22874143</text:p>
          </table:table-cell>
          <table:table-cell office:value-type="float" office:value="0.15619185" calcext:value-type="float">
            <text:p>0.15619185</text:p>
          </table:table-cell>
          <table:table-cell office:value-type="float" office:value="0.16863628" calcext:value-type="float">
            <text:p>0.16863628</text:p>
          </table:table-cell>
          <table:table-cell office:value-type="float" office:value="0.09639375" calcext:value-type="float">
            <text:p>0.09639375</text:p>
          </table:table-cell>
          <table:table-cell office:value-type="float" office:value="0.0386395" calcext:value-type="float">
            <text:p>0.0386395</text:p>
          </table:table-cell>
          <table:table-cell office:value-type="float" office:value="0.07163874" calcext:value-type="float">
            <text:p>0.07163874</text:p>
          </table:table-cell>
          <table:table-cell office:value-type="float" office:value="0.01353097" calcext:value-type="float">
            <text:p>0.01353097</text:p>
          </table:table-cell>
          <table:table-cell table:style-name="ce7" office:value-type="float" office:value="0.0004825" calcext:value-type="float">
            <text:p>4.83E-004</text:p>
          </table:table-cell>
          <table:table-cell office:value-type="float" office:value="0.0047764" calcext:value-type="float">
            <text:p>0.0047764</text:p>
          </table:table-cell>
          <table:table-cell office:value-type="float" office:value="0.00540903" calcext:value-type="float">
            <text:p>0.00540903</text:p>
          </table:table-cell>
          <table:table-cell table:number-columns-repeated="989"/>
        </table:table-row>
        <table:table-row table:style-name="ro3">
          <table:table-cell table:number-columns-repeated="2"/>
          <table:table-cell office:value-type="string" calcext:value-type="string">
            <text:p>Qch2</text:p>
          </table:table-cell>
          <table:table-cell office:value-type="float" office:value="24117" calcext:value-type="float">
            <text:p>24117</text:p>
          </table:table-cell>
          <table:table-cell office:value-type="float" office:value="560.22" calcext:value-type="float">
            <text:p>560.22</text:p>
          </table:table-cell>
          <table:table-cell office:value-type="float" office:value="2.3638" calcext:value-type="float">
            <text:p>2.3638</text:p>
          </table:table-cell>
          <table:table-cell office:value-type="float" office:value="243.82" calcext:value-type="float">
            <text:p>243.82</text:p>
          </table:table-cell>
          <table:table-cell office:value-type="float" office:value="322.07" calcext:value-type="float">
            <text:p>322.0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ch6,Qch9,Qch10,Qch11,Qm9</text:p>
          </table:table-cell>
          <table:table-cell office:value-type="string" calcext:value-type="string">
            <text:p>Qch11,Qm9</text:p>
          </table:table-cell>
          <table:table-cell office:value-type="float" office:value="0.07693983" calcext:value-type="float">
            <text:p>0.07693983</text:p>
          </table:table-cell>
          <table:table-cell office:value-type="float" office:value="0.11219409" calcext:value-type="float">
            <text:p>0.11219409</text:p>
          </table:table-cell>
          <table:table-cell table:style-name="ce4" office:value-type="float" office:value="0.18529505" calcext:value-type="float">
            <text:p>0.18529505</text:p>
          </table:table-cell>
          <table:table-cell office:value-type="float" office:value="0.27016937" calcext:value-type="float">
            <text:p>0.27016937</text:p>
          </table:table-cell>
          <table:table-cell office:value-type="float" office:value="0.14926989" calcext:value-type="float">
            <text:p>0.14926989</text:p>
          </table:table-cell>
          <table:table-cell office:value-type="float" office:value="0.10297734" calcext:value-type="float">
            <text:p>0.10297734</text:p>
          </table:table-cell>
          <table:table-cell table:style-name="ce7" office:value-type="float" office:value="0.000000000095511" calcext:value-type="float">
            <text:p>9.55E-011</text:p>
          </table:table-cell>
          <table:table-cell office:value-type="float" office:value="0.07991493" calcext:value-type="float">
            <text:p>0.07991493</text:p>
          </table:table-cell>
          <table:table-cell office:value-type="float" office:value="0.0232395" calcext:value-type="float">
            <text:p>0.0232395</text:p>
          </table:table-cell>
          <table:table-cell table:style-name="ce7" office:value-type="float" office:value="5.5511E-017" calcext:value-type="float">
            <text:p>5.55E-017</text:p>
          </table:table-cell>
          <table:table-cell table:style-name="ce7" office:value-type="float" office:value="0.000000000059496" calcext:value-type="float">
            <text:p>5.95E-011</text:p>
          </table:table-cell>
          <table:table-cell table:style-name="ce7" office:value-type="float" office:value="5.5511E-017" calcext:value-type="float">
            <text:p>5.55E-017</text:p>
          </table:table-cell>
          <table:table-cell office:value-type="float" office:value="0.06090107" calcext:value-type="float">
            <text:p>0.06090107</text:p>
          </table:table-cell>
          <table:table-cell office:value-type="float" office:value="0.1546937" calcext:value-type="float">
            <text:p>0.1546937</text:p>
          </table:table-cell>
          <table:table-cell office:value-type="float" office:value="0.22871532" calcext:value-type="float">
            <text:p>0.22871532</text:p>
          </table:table-cell>
          <table:table-cell office:value-type="float" office:value="0.15615965" calcext:value-type="float">
            <text:p>0.15615965</text:p>
          </table:table-cell>
          <table:table-cell office:value-type="float" office:value="0.16873945" calcext:value-type="float">
            <text:p>0.16873945</text:p>
          </table:table-cell>
          <table:table-cell office:value-type="float" office:value="0.09640032" calcext:value-type="float">
            <text:p>0.09640032</text:p>
          </table:table-cell>
          <table:table-cell office:value-type="float" office:value="0.03867226" calcext:value-type="float">
            <text:p>0.03867226</text:p>
          </table:table-cell>
          <table:table-cell office:value-type="float" office:value="0.07157122" calcext:value-type="float">
            <text:p>0.07157122</text:p>
          </table:table-cell>
          <table:table-cell office:value-type="float" office:value="0.0138786" calcext:value-type="float">
            <text:p>0.0138786</text:p>
          </table:table-cell>
          <table:table-cell table:style-name="ce7" office:value-type="float" office:value="0.00000000079563" calcext:value-type="float">
            <text:p>7.96E-010</text:p>
          </table:table-cell>
          <table:table-cell office:value-type="float" office:value="0.00526603" calcext:value-type="float">
            <text:p>0.00526603</text:p>
          </table:table-cell>
          <table:table-cell office:value-type="float" office:value="0.00500237" calcext:value-type="float">
            <text:p>0.00500237</text:p>
          </table:table-cell>
          <table:table-cell table:number-columns-repeated="989"/>
        </table:table-row>
        <table:table-row table:style-name="ro2">
          <table:table-cell table:number-columns-repeated="2"/>
          <table:table-cell office:value-type="string" calcext:value-type="string">
            <text:p>Qch3</text:p>
          </table:table-cell>
          <table:table-cell office:value-type="float" office:value="46007" calcext:value-type="float">
            <text:p>46007</text:p>
          </table:table-cell>
          <table:table-cell office:value-type="float" office:value="1056.17" calcext:value-type="float">
            <text:p>1056.17</text:p>
          </table:table-cell>
          <table:table-cell office:value-type="float" office:value="4.4564" calcext:value-type="float">
            <text:p>4.4564</text:p>
          </table:table-cell>
          <table:table-cell office:value-type="float" office:value="408.04" calcext:value-type="float">
            <text:p>408.04</text:p>
          </table:table-cell>
          <table:table-cell office:value-type="float" office:value="486.29" calcext:value-type="float">
            <text:p>486.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ch8,Qch10,Qm11</text:p>
          </table:table-cell>
          <table:table-cell office:value-type="string" calcext:value-type="string">
            <text:p>Qm11</text:p>
          </table:table-cell>
          <table:table-cell office:value-type="float" office:value="0.05675276" calcext:value-type="float">
            <text:p>0.05675276</text:p>
          </table:table-cell>
          <table:table-cell office:value-type="float" office:value="0.13674709" calcext:value-type="float">
            <text:p>0.13674709</text:p>
          </table:table-cell>
          <table:table-cell office:value-type="float" office:value="0.1722699" calcext:value-type="float">
            <text:p>0.1722699</text:p>
          </table:table-cell>
          <table:table-cell table:style-name="ce4" office:value-type="float" office:value="0.33840234" calcext:value-type="float">
            <text:p>0.33840234</text:p>
          </table:table-cell>
          <table:table-cell office:value-type="float" office:value="0.07501198" calcext:value-type="float">
            <text:p>0.07501198</text:p>
          </table:table-cell>
          <table:table-cell table:style-name="ce7" office:value-type="float" office:value="0.0000018703" calcext:value-type="float">
            <text:p>1.87E-006</text:p>
          </table:table-cell>
          <table:table-cell office:value-type="float" office:value="0.16665099" calcext:value-type="float">
            <text:p>0.16665099</text:p>
          </table:table-cell>
          <table:table-cell office:value-type="float" office:value="0.03188528" calcext:value-type="float">
            <text:p>0.03188528</text:p>
          </table:table-cell>
          <table:table-cell table:style-name="ce7" office:value-type="float" office:value="5.5511E-017" calcext:value-type="float">
            <text:p>5.55E-017</text:p>
          </table:table-cell>
          <table:table-cell office:value-type="float" office:value="0.02227777" calcext:value-type="float">
            <text:p>0.02227777</text:p>
          </table:table-cell>
          <table:table-cell table:style-name="ce7" office:value-type="float" office:value="5.5511E-017" calcext:value-type="float">
            <text:p>5.55E-017</text:p>
          </table:table-cell>
          <table:table-cell table:style-name="ce7" office:value-type="float" office:value="0.000000018271" calcext:value-type="float">
            <text:p>1.83E-008</text:p>
          </table:table-cell>
          <table:table-cell office:value-type="float" office:value="0.06290377" calcext:value-type="float">
            <text:p>0.06290377</text:p>
          </table:table-cell>
          <table:table-cell office:value-type="float" office:value="0.1451522" calcext:value-type="float">
            <text:p>0.1451522</text:p>
          </table:table-cell>
          <table:table-cell office:value-type="float" office:value="0.2329671" calcext:value-type="float">
            <text:p>0.2329671</text:p>
          </table:table-cell>
          <table:table-cell office:value-type="float" office:value="0.18276173" calcext:value-type="float">
            <text:p>0.18276173</text:p>
          </table:table-cell>
          <table:table-cell office:value-type="float" office:value="0.11482866" calcext:value-type="float">
            <text:p>0.11482866</text:p>
          </table:table-cell>
          <table:table-cell office:value-type="float" office:value="0.11923567" calcext:value-type="float">
            <text:p>0.11923567</text:p>
          </table:table-cell>
          <table:table-cell office:value-type="float" office:value="0.05462904" calcext:value-type="float">
            <text:p>0.05462904</text:p>
          </table:table-cell>
          <table:table-cell office:value-type="float" office:value="0.04756035" calcext:value-type="float">
            <text:p>0.04756035</text:p>
          </table:table-cell>
          <table:table-cell office:value-type="float" office:value="0.02175826" calcext:value-type="float">
            <text:p>0.02175826</text:p>
          </table:table-cell>
          <table:table-cell office:value-type="float" office:value="0.01763916" calcext:value-type="float">
            <text:p>0.01763916</text:p>
          </table:table-cell>
          <table:table-cell table:style-name="ce7" office:value-type="float" office:value="0.00056407" calcext:value-type="float">
            <text:p>5.64E-004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2">
          <table:table-cell table:number-columns-repeated="2"/>
          <table:table-cell office:value-type="string" calcext:value-type="string">
            <text:p>Qch4</text:p>
          </table:table-cell>
          <table:table-cell office:value-type="float" office:value="32484" calcext:value-type="float">
            <text:p>32484</text:p>
          </table:table-cell>
          <table:table-cell office:value-type="float" office:value="1055.98" calcext:value-type="float">
            <text:p>1055.98</text:p>
          </table:table-cell>
          <table:table-cell office:value-type="float" office:value="4.4556" calcext:value-type="float">
            <text:p>4.4556</text:p>
          </table:table-cell>
          <table:table-cell office:value-type="float" office:value="408" calcext:value-type="float">
            <text:p>408</text:p>
          </table:table-cell>
          <table:table-cell office:value-type="float" office:value="486.25" calcext:value-type="float">
            <text:p>486.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ch8,Qch10,Qch11,Qm11</text:p>
          </table:table-cell>
          <table:table-cell office:value-type="string" calcext:value-type="string">
            <text:p>Qch11,Qm11</text:p>
          </table:table-cell>
          <table:table-cell office:value-type="float" office:value="0.05676144" calcext:value-type="float">
            <text:p>0.05676144</text:p>
          </table:table-cell>
          <table:table-cell office:value-type="float" office:value="0.13674094" calcext:value-type="float">
            <text:p>0.13674094</text:p>
          </table:table-cell>
          <table:table-cell office:value-type="float" office:value="0.17224616" calcext:value-type="float">
            <text:p>0.17224616</text:p>
          </table:table-cell>
          <table:table-cell office:value-type="float" office:value="0.33839545" calcext:value-type="float">
            <text:p>0.33839545</text:p>
          </table:table-cell>
          <table:table-cell table:style-name="ce4" office:value-type="float" office:value="0.0750503" calcext:value-type="float">
            <text:p>0.0750503</text:p>
          </table:table-cell>
          <table:table-cell table:style-name="ce7" office:value-type="float" office:value="0.000000020602" calcext:value-type="float">
            <text:p>2.06E-008</text:p>
          </table:table-cell>
          <table:table-cell office:value-type="float" office:value="0.16657282" calcext:value-type="float">
            <text:p>0.16657282</text:p>
          </table:table-cell>
          <table:table-cell office:value-type="float" office:value="0.0319055" calcext:value-type="float">
            <text:p>0.0319055</text:p>
          </table:table-cell>
          <table:table-cell table:style-name="ce7" office:value-type="float" office:value="5.5511E-017" calcext:value-type="float">
            <text:p>5.55E-017</text:p>
          </table:table-cell>
          <table:table-cell office:value-type="float" office:value="0.02232737" calcext:value-type="float">
            <text:p>0.02232737</text:p>
          </table:table-cell>
          <table:table-cell table:number-columns-repeated="2" table:style-name="ce7" office:value-type="float" office:value="5.5511E-017" calcext:value-type="float">
            <text:p>5.55E-017</text:p>
          </table:table-cell>
          <table:table-cell office:value-type="float" office:value="0.06293284" calcext:value-type="float">
            <text:p>0.06293284</text:p>
          </table:table-cell>
          <table:table-cell office:value-type="float" office:value="0.14514503" calcext:value-type="float">
            <text:p>0.14514503</text:p>
          </table:table-cell>
          <table:table-cell office:value-type="float" office:value="0.2329615" calcext:value-type="float">
            <text:p>0.2329615</text:p>
          </table:table-cell>
          <table:table-cell office:value-type="float" office:value="0.18296421" calcext:value-type="float">
            <text:p>0.18296421</text:p>
          </table:table-cell>
          <table:table-cell office:value-type="float" office:value="0.11499368" calcext:value-type="float">
            <text:p>0.11499368</text:p>
          </table:table-cell>
          <table:table-cell office:value-type="float" office:value="0.11891633" calcext:value-type="float">
            <text:p>0.11891633</text:p>
          </table:table-cell>
          <table:table-cell office:value-type="float" office:value="0.05532423" calcext:value-type="float">
            <text:p>0.05532423</text:p>
          </table:table-cell>
          <table:table-cell office:value-type="float" office:value="0.04750684" calcext:value-type="float">
            <text:p>0.04750684</text:p>
          </table:table-cell>
          <table:table-cell office:value-type="float" office:value="0.02175548" calcext:value-type="float">
            <text:p>0.02175548</text:p>
          </table:table-cell>
          <table:table-cell office:value-type="float" office:value="0.01749891" calcext:value-type="float">
            <text:p>0.01749891</text:p>
          </table:table-cell>
          <table:table-cell table:style-name="ce7" office:value-type="float" office:value="0.00000095086" calcext:value-type="float">
            <text:p>9.51E-007</text:p>
          </table:table-cell>
          <table:table-cell table:style-name="ce7" office:value-type="float" office:value="5.5511E-016" calcext:value-type="float">
            <text:p>5.55E-016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Qch5</text:p>
          </table:table-cell>
          <table:table-cell office:value-type="float" office:value="46007" calcext:value-type="float">
            <text:p>46007</text:p>
          </table:table-cell>
          <table:table-cell office:value-type="float" office:value="1044.88" calcext:value-type="float">
            <text:p>1044.88</text:p>
          </table:table-cell>
          <table:table-cell office:value-type="float" office:value="4.4088" calcext:value-type="float">
            <text:p>4.4088</text:p>
          </table:table-cell>
          <table:table-cell office:value-type="float" office:value="405.26" calcext:value-type="float">
            <text:p>405.26</text:p>
          </table:table-cell>
          <table:table-cell office:value-type="float" office:value="483.51" calcext:value-type="float">
            <text:p>483.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ch8,Qch11</text:p>
          </table:table-cell>
          <table:table-cell office:value-type="string" calcext:value-type="string">
            <text:p>Qch11</text:p>
          </table:table-cell>
          <table:table-cell office:value-type="float" office:value="0.06358757" calcext:value-type="float">
            <text:p>0.06358757</text:p>
          </table:table-cell>
          <table:table-cell office:value-type="float" office:value="0.10931064" calcext:value-type="float">
            <text:p>0.10931064</text:p>
          </table:table-cell>
          <table:table-cell office:value-type="float" office:value="0.22217397" calcext:value-type="float">
            <text:p>0.22217397</text:p>
          </table:table-cell>
          <table:table-cell office:value-type="float" office:value="0.28554937" calcext:value-type="float">
            <text:p>0.28554937</text:p>
          </table:table-cell>
          <table:table-cell office:value-type="float" office:value="0.10317032" calcext:value-type="float">
            <text:p>0.10317032</text:p>
          </table:table-cell>
          <table:table-cell table:style-name="ce4" office:value-type="float" office:value="0.01273361" calcext:value-type="float">
            <text:p>0.01273361</text:p>
          </table:table-cell>
          <table:table-cell office:value-type="float" office:value="0.13890282" calcext:value-type="float">
            <text:p>0.13890282</text:p>
          </table:table-cell>
          <table:table-cell office:value-type="float" office:value="0.04591302" calcext:value-type="float">
            <text:p>0.04591302</text:p>
          </table:table-cell>
          <table:table-cell table:style-name="ce7" office:value-type="float" office:value="5.5511E-017" calcext:value-type="float">
            <text:p>5.55E-017</text:p>
          </table:table-cell>
          <table:table-cell office:value-type="float" office:value="0.0186585" calcext:value-type="float">
            <text:p>0.0186585</text:p>
          </table:table-cell>
          <table:table-cell table:style-name="ce7" office:value-type="float" office:value="0.00000016874" calcext:value-type="float">
            <text:p>1.69E-007</text:p>
          </table:table-cell>
          <table:table-cell table:style-name="ce7" office:value-type="float" office:value="0.000000000021208" calcext:value-type="float">
            <text:p>2.12E-011</text:p>
          </table:table-cell>
          <table:table-cell office:value-type="float" office:value="0.06113712" calcext:value-type="float">
            <text:p>0.06113712</text:p>
          </table:table-cell>
          <table:table-cell office:value-type="float" office:value="0.14775907" calcext:value-type="float">
            <text:p>0.14775907</text:p>
          </table:table-cell>
          <table:table-cell office:value-type="float" office:value="0.23693429" calcext:value-type="float">
            <text:p>0.23693429</text:p>
          </table:table-cell>
          <table:table-cell office:value-type="float" office:value="0.16617523" calcext:value-type="float">
            <text:p>0.16617523</text:p>
          </table:table-cell>
          <table:table-cell office:value-type="float" office:value="0.13117057" calcext:value-type="float">
            <text:p>0.13117057</text:p>
          </table:table-cell>
          <table:table-cell office:value-type="float" office:value="0.11497321" calcext:value-type="float">
            <text:p>0.11497321</text:p>
          </table:table-cell>
          <table:table-cell office:value-type="float" office:value="0.04623597" calcext:value-type="float">
            <text:p>0.04623597</text:p>
          </table:table-cell>
          <table:table-cell office:value-type="float" office:value="0.05464517" calcext:value-type="float">
            <text:p>0.05464517</text:p>
          </table:table-cell>
          <table:table-cell office:value-type="float" office:value="0.01524096" calcext:value-type="float">
            <text:p>0.01524096</text:p>
          </table:table-cell>
          <table:table-cell office:value-type="float" office:value="0.019916" calcext:value-type="float">
            <text:p>0.019916</text:p>
          </table:table-cell>
          <table:table-cell office:value-type="float" office:value="0.00458802" calcext:value-type="float">
            <text:p>0.00458802</text:p>
          </table:table-cell>
          <table:table-cell office:value-type="float" office:value="0.00122447" calcext:value-type="float">
            <text:p>0.00122447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Qch6</text:p>
          </table:table-cell>
          <table:table-cell office:value-type="float" office:value="46019" calcext:value-type="float">
            <text:p>46019</text:p>
          </table:table-cell>
          <table:table-cell office:value-type="float" office:value="1051.71" calcext:value-type="float">
            <text:p>1051.71</text:p>
          </table:table-cell>
          <table:table-cell office:value-type="float" office:value="4.4376" calcext:value-type="float">
            <text:p>4.4376</text:p>
          </table:table-cell>
          <table:table-cell office:value-type="float" office:value="406.95" calcext:value-type="float">
            <text:p>406.95</text:p>
          </table:table-cell>
          <table:table-cell office:value-type="float" office:value="485.2" calcext:value-type="float">
            <text:p>485.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ch10,Qch11</text:p>
          </table:table-cell>
          <table:table-cell office:value-type="string" calcext:value-type="string">
            <text:p>Qch11</text:p>
          </table:table-cell>
          <table:table-cell office:value-type="float" office:value="0.05440646" calcext:value-type="float">
            <text:p>0.05440646</text:p>
          </table:table-cell>
          <table:table-cell office:value-type="float" office:value="0.14283135" calcext:value-type="float">
            <text:p>0.14283135</text:p>
          </table:table-cell>
          <table:table-cell office:value-type="float" office:value="0.23037495" calcext:value-type="float">
            <text:p>0.23037495</text:p>
          </table:table-cell>
          <table:table-cell office:value-type="float" office:value="0.16165055" calcext:value-type="float">
            <text:p>0.16165055</text:p>
          </table:table-cell>
          <table:table-cell office:value-type="float" office:value="0.16622189" calcext:value-type="float">
            <text:p>0.16622189</text:p>
          </table:table-cell>
          <table:table-cell office:value-type="float" office:value="0.28632534" calcext:value-type="float">
            <text:p>0.28632534</text:p>
          </table:table-cell>
          <table:table-cell table:style-name="ce4" office:value-type="float" office:value="-0.19901274" calcext:value-type="float">
            <text:p>-0.19901274</text:p>
          </table:table-cell>
          <table:table-cell office:value-type="float" office:value="0.15670025" calcext:value-type="float">
            <text:p>0.15670025</text:p>
          </table:table-cell>
          <table:table-cell table:style-name="ce7" office:value-type="float" office:value="0.00050184" calcext:value-type="float">
            <text:p>5.02E-004</text:p>
          </table:table-cell>
          <table:table-cell table:style-name="ce7" office:value-type="float" office:value="0.0000001068" calcext:value-type="float">
            <text:p>1.07E-007</text:p>
          </table:table-cell>
          <table:table-cell table:style-name="ce7" office:value-type="float" office:value="5.5511E-017" calcext:value-type="float">
            <text:p>5.55E-017</text:p>
          </table:table-cell>
          <table:table-cell table:style-name="ce7" office:value-type="float" office:value="0.0000000000049906" calcext:value-type="float">
            <text:p>4.99E-012</text:p>
          </table:table-cell>
          <table:table-cell office:value-type="float" office:value="0.06064821" calcext:value-type="float">
            <text:p>0.06064821</text:p>
          </table:table-cell>
          <table:table-cell office:value-type="float" office:value="0.15844539" calcext:value-type="float">
            <text:p>0.15844539</text:p>
          </table:table-cell>
          <table:table-cell office:value-type="float" office:value="0.19893814" calcext:value-type="float">
            <text:p>0.19893814</text:p>
          </table:table-cell>
          <table:table-cell office:value-type="float" office:value="0.23305025" calcext:value-type="float">
            <text:p>0.23305025</text:p>
          </table:table-cell>
          <table:table-cell office:value-type="float" office:value="0.06491977" calcext:value-type="float">
            <text:p>0.06491977</text:p>
          </table:table-cell>
          <table:table-cell office:value-type="float" office:value="0.15522796" calcext:value-type="float">
            <text:p>0.15522796</text:p>
          </table:table-cell>
          <table:table-cell office:value-type="float" office:value="0.04273637" calcext:value-type="float">
            <text:p>0.04273637</text:p>
          </table:table-cell>
          <table:table-cell office:value-type="float" office:value="0.04426346" calcext:value-type="float">
            <text:p>0.04426346</text:p>
          </table:table-cell>
          <table:table-cell office:value-type="float" office:value="0.03716372" calcext:value-type="float">
            <text:p>0.03716372</text:p>
          </table:table-cell>
          <table:table-cell table:style-name="ce7" office:value-type="float" office:value="0.00069828" calcext:value-type="float">
            <text:p>6.98E-004</text:p>
          </table:table-cell>
          <table:table-cell office:value-type="float" office:value="0.00390803" calcext:value-type="float">
            <text:p>0.00390803</text:p>
          </table:table-cell>
          <table:table-cell table:style-name="ce8" office:value-type="float" office:value="0.00000043465" calcext:value-type="float">
            <text:p>4.35E-007</text:p>
          </table:table-cell>
          <table:table-cell table:number-columns-repeated="989"/>
        </table:table-row>
        <table:table-row table:style-name="ro2">
          <table:table-cell table:number-columns-repeated="2"/>
          <table:table-cell office:value-type="string" calcext:value-type="string">
            <text:p>Qch7</text:p>
          </table:table-cell>
          <table:table-cell office:value-type="float" office:value="31054" calcext:value-type="float">
            <text:p>31054</text:p>
          </table:table-cell>
          <table:table-cell office:value-type="float" office:value="560.154513" calcext:value-type="float">
            <text:p>560.154513</text:p>
          </table:table-cell>
          <table:table-cell office:value-type="float" office:value="2.3635" calcext:value-type="float">
            <text:p>2.3635</text:p>
          </table:table-cell>
          <table:table-cell office:value-type="float" office:value="243.79" calcext:value-type="float">
            <text:p>243.79</text:p>
          </table:table-cell>
          <table:table-cell office:value-type="float" office:value="322.04" calcext:value-type="float">
            <text:p>322.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ch6,Qch9,Qch10,Qch11</text:p>
          </table:table-cell>
          <table:table-cell office:value-type="string" calcext:value-type="string">
            <text:p>Qch11</text:p>
          </table:table-cell>
          <table:table-cell office:value-type="float" office:value="0.07694271" calcext:value-type="float">
            <text:p>0.07694271</text:p>
          </table:table-cell>
          <table:table-cell office:value-type="float" office:value="0.11221837" calcext:value-type="float">
            <text:p>0.11221837</text:p>
          </table:table-cell>
          <table:table-cell office:value-type="float" office:value="0.1852291" calcext:value-type="float">
            <text:p>0.1852291</text:p>
          </table:table-cell>
          <table:table-cell office:value-type="float" office:value="0.27021225" calcext:value-type="float">
            <text:p>0.27021225</text:p>
          </table:table-cell>
          <table:table-cell office:value-type="float" office:value="0.1493382" calcext:value-type="float">
            <text:p>0.1493382</text:p>
          </table:table-cell>
          <table:table-cell office:value-type="float" office:value="0.10290099" calcext:value-type="float">
            <text:p>0.10290099</text:p>
          </table:table-cell>
          <table:table-cell table:style-name="ce7" office:value-type="float" office:value="4.996E-016" calcext:value-type="float">
            <text:p>5.00E-016</text:p>
          </table:table-cell>
          <table:table-cell table:style-name="ce4" office:value-type="float" office:value="0.08000639" calcext:value-type="float">
            <text:p>0.08000639</text:p>
          </table:table-cell>
          <table:table-cell office:value-type="float" office:value="0.02315636" calcext:value-type="float">
            <text:p>0.02315636</text:p>
          </table:table-cell>
          <table:table-cell table:style-name="ce7" office:value-type="float" office:value="0.000000000037624" calcext:value-type="float">
            <text:p>3.76E-011</text:p>
          </table:table-cell>
          <table:table-cell table:number-columns-repeated="2" table:style-name="ce7" office:value-type="float" office:value="5.5511E-017" calcext:value-type="float">
            <text:p>5.55E-017</text:p>
          </table:table-cell>
          <table:table-cell office:value-type="float" office:value="0.06090484" calcext:value-type="float">
            <text:p>0.06090484</text:p>
          </table:table-cell>
          <table:table-cell office:value-type="float" office:value="0.154614" calcext:value-type="float">
            <text:p>0.154614</text:p>
          </table:table-cell>
          <table:table-cell office:value-type="float" office:value="0.22870768" calcext:value-type="float">
            <text:p>0.22870768</text:p>
          </table:table-cell>
          <table:table-cell office:value-type="float" office:value="0.15614599" calcext:value-type="float">
            <text:p>0.15614599</text:p>
          </table:table-cell>
          <table:table-cell office:value-type="float" office:value="0.16852935" calcext:value-type="float">
            <text:p>0.16852935</text:p>
          </table:table-cell>
          <table:table-cell office:value-type="float" office:value="0.09620894" calcext:value-type="float">
            <text:p>0.09620894</text:p>
          </table:table-cell>
          <table:table-cell office:value-type="float" office:value="0.03863594" calcext:value-type="float">
            <text:p>0.03863594</text:p>
          </table:table-cell>
          <table:table-cell office:value-type="float" office:value="0.07161339" calcext:value-type="float">
            <text:p>0.07161339</text:p>
          </table:table-cell>
          <table:table-cell office:value-type="float" office:value="0.0134457" calcext:value-type="float">
            <text:p>0.0134457</text:p>
          </table:table-cell>
          <table:table-cell table:style-name="ce7" office:value-type="float" office:value="0.00096698" calcext:value-type="float">
            <text:p>9.67E-004</text:p>
          </table:table-cell>
          <table:table-cell office:value-type="float" office:value="0.00459005" calcext:value-type="float">
            <text:p>0.00459005</text:p>
          </table:table-cell>
          <table:table-cell office:value-type="float" office:value="0.00563712" calcext:value-type="float">
            <text:p>0.00563712</text:p>
          </table:table-cell>
          <table:table-cell table:number-columns-repeated="989"/>
        </table:table-row>
        <table:table-row table:style-name="ro2">
          <table:table-cell table:number-columns-repeated="2"/>
          <table:table-cell office:value-type="string" calcext:value-type="string">
            <text:p>Qch8</text:p>
          </table:table-cell>
          <table:table-cell office:value-type="float" office:value="46019" calcext:value-type="float">
            <text:p>46019</text:p>
          </table:table-cell>
          <table:table-cell office:value-type="float" office:value="560.88" calcext:value-type="float">
            <text:p>560.88</text:p>
          </table:table-cell>
          <table:table-cell office:value-type="float" office:value="2.3666" calcext:value-type="float">
            <text:p>2.3666</text:p>
          </table:table-cell>
          <table:table-cell office:value-type="float" office:value="244.13" calcext:value-type="float">
            <text:p>244.13</text:p>
          </table:table-cell>
          <table:table-cell office:value-type="float" office:value="322.38" calcext:value-type="float">
            <text:p>322.3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ch6,Qch9,Qch11</text:p>
          </table:table-cell>
          <table:table-cell office:value-type="string" calcext:value-type="string">
            <text:p>Qch11</text:p>
          </table:table-cell>
          <table:table-cell office:value-type="float" office:value="0.076931" calcext:value-type="float">
            <text:p>0.076931</text:p>
          </table:table-cell>
          <table:table-cell office:value-type="float" office:value="0.11215258" calcext:value-type="float">
            <text:p>0.11215258</text:p>
          </table:table-cell>
          <table:table-cell office:value-type="float" office:value="0.18535799" calcext:value-type="float">
            <text:p>0.18535799</text:p>
          </table:table-cell>
          <table:table-cell office:value-type="float" office:value="0.27016186" calcext:value-type="float">
            <text:p>0.27016186</text:p>
          </table:table-cell>
          <table:table-cell office:value-type="float" office:value="0.14941054" calcext:value-type="float">
            <text:p>0.14941054</text:p>
          </table:table-cell>
          <table:table-cell office:value-type="float" office:value="0.10295064" calcext:value-type="float">
            <text:p>0.10295064</text:p>
          </table:table-cell>
          <table:table-cell table:style-name="ce7" office:value-type="float" office:value="0.0000000000079141" calcext:value-type="float">
            <text:p>7.91E-012</text:p>
          </table:table-cell>
          <table:table-cell office:value-type="float" office:value="0.07983437" calcext:value-type="float">
            <text:p>0.07983437</text:p>
          </table:table-cell>
          <table:table-cell table:style-name="ce4" office:value-type="float" office:value="0.02320097" calcext:value-type="float">
            <text:p>0.02320097</text:p>
          </table:table-cell>
          <table:table-cell table:style-name="ce7" office:value-type="float" office:value="5.5511E-017" calcext:value-type="float">
            <text:p>5.55E-017</text:p>
          </table:table-cell>
          <table:table-cell table:style-name="ce7" office:value-type="float" office:value="0.00000003381" calcext:value-type="float">
            <text:p>3.38E-008</text:p>
          </table:table-cell>
          <table:table-cell table:style-name="ce7" office:value-type="float" office:value="5.5511E-017" calcext:value-type="float">
            <text:p>5.55E-017</text:p>
          </table:table-cell>
          <table:table-cell office:value-type="float" office:value="0.06085853" calcext:value-type="float">
            <text:p>0.06085853</text:p>
          </table:table-cell>
          <table:table-cell office:value-type="float" office:value="0.15467023" calcext:value-type="float">
            <text:p>0.15467023</text:p>
          </table:table-cell>
          <table:table-cell office:value-type="float" office:value="0.22881295" calcext:value-type="float">
            <text:p>0.22881295</text:p>
          </table:table-cell>
          <table:table-cell office:value-type="float" office:value="0.15581069" calcext:value-type="float">
            <text:p>0.15581069</text:p>
          </table:table-cell>
          <table:table-cell office:value-type="float" office:value="0.16874203" calcext:value-type="float">
            <text:p>0.16874203</text:p>
          </table:table-cell>
          <table:table-cell office:value-type="float" office:value="0.09627854" calcext:value-type="float">
            <text:p>0.09627854</text:p>
          </table:table-cell>
          <table:table-cell office:value-type="float" office:value="0.03882189" calcext:value-type="float">
            <text:p>0.03882189</text:p>
          </table:table-cell>
          <table:table-cell office:value-type="float" office:value="0.07281901" calcext:value-type="float">
            <text:p>0.07281901</text:p>
          </table:table-cell>
          <table:table-cell office:value-type="float" office:value="0.01535365" calcext:value-type="float">
            <text:p>0.01535365</text:p>
          </table:table-cell>
          <table:table-cell table:style-name="ce7" office:value-type="float" office:value="0.00084596" calcext:value-type="float">
            <text:p>8.46E-004</text:p>
          </table:table-cell>
          <table:table-cell office:value-type="float" office:value="0.00645721" calcext:value-type="float">
            <text:p>0.00645721</text:p>
          </table:table-cell>
          <table:table-cell table:style-name="ce8" office:value-type="float" office:value="0.00052931" calcext:value-type="float">
            <text:p>5.29E-004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Qch9</text:p>
          </table:table-cell>
          <table:table-cell office:value-type="float" office:value="46006" calcext:value-type="float">
            <text:p>46006</text:p>
          </table:table-cell>
          <table:table-cell office:value-type="float" office:value="527.85" calcext:value-type="float">
            <text:p>527.85</text:p>
          </table:table-cell>
          <table:table-cell office:value-type="float" office:value="2.2272" calcext:value-type="float">
            <text:p>2.2272</text:p>
          </table:table-cell>
          <table:table-cell office:value-type="float" office:value="228.41" calcext:value-type="float">
            <text:p>228.41</text:p>
          </table:table-cell>
          <table:table-cell office:value-type="float" office:value="306.66" calcext:value-type="float">
            <text:p>306.66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0.07708263" calcext:value-type="float">
            <text:p>0.07708263</text:p>
          </table:table-cell>
          <table:table-cell office:value-type="float" office:value="0.11284978" calcext:value-type="float">
            <text:p>0.11284978</text:p>
          </table:table-cell>
          <table:table-cell office:value-type="float" office:value="0.18529719" calcext:value-type="float">
            <text:p>0.18529719</text:p>
          </table:table-cell>
          <table:table-cell office:value-type="float" office:value="0.27016405" calcext:value-type="float">
            <text:p>0.27016405</text:p>
          </table:table-cell>
          <table:table-cell office:value-type="float" office:value="0.15019855" calcext:value-type="float">
            <text:p>0.15019855</text:p>
          </table:table-cell>
          <table:table-cell office:value-type="float" office:value="0.10361146" calcext:value-type="float">
            <text:p>0.10361146</text:p>
          </table:table-cell>
          <table:table-cell office:value-type="float" office:value="0.00101721" calcext:value-type="float">
            <text:p>0.00101721</text:p>
          </table:table-cell>
          <table:table-cell office:value-type="float" office:value="0.07796319" calcext:value-type="float">
            <text:p>0.07796319</text:p>
          </table:table-cell>
          <table:table-cell office:value-type="float" office:value="0.03403869" calcext:value-type="float">
            <text:p>0.03403869</text:p>
          </table:table-cell>
          <table:table-cell table:style-name="ce4" office:value-type="float" office:value="-0.01661136" calcext:value-type="float">
            <text:p>-0.01661136</text:p>
          </table:table-cell>
          <table:table-cell table:style-name="ce7" office:value-type="float" office:value="0.00000046678" calcext:value-type="float">
            <text:p>4.67E-007</text:p>
          </table:table-cell>
          <table:table-cell office:value-type="float" office:value="0.00438814" calcext:value-type="float">
            <text:p>0.00438814</text:p>
          </table:table-cell>
          <table:table-cell office:value-type="float" office:value="0.06084975" calcext:value-type="float">
            <text:p>0.06084975</text:p>
          </table:table-cell>
          <table:table-cell office:value-type="float" office:value="0.15326703" calcext:value-type="float">
            <text:p>0.15326703</text:p>
          </table:table-cell>
          <table:table-cell office:value-type="float" office:value="0.22888154" calcext:value-type="float">
            <text:p>0.22888154</text:p>
          </table:table-cell>
          <table:table-cell office:value-type="float" office:value="0.15657523" calcext:value-type="float">
            <text:p>0.15657523</text:p>
          </table:table-cell>
          <table:table-cell office:value-type="float" office:value="0.16077279" calcext:value-type="float">
            <text:p>0.16077279</text:p>
          </table:table-cell>
          <table:table-cell office:value-type="float" office:value="0.09814016" calcext:value-type="float">
            <text:p>0.09814016</text:p>
          </table:table-cell>
          <table:table-cell office:value-type="float" office:value="0.0360513" calcext:value-type="float">
            <text:p>0.0360513</text:p>
          </table:table-cell>
          <table:table-cell office:value-type="float" office:value="0.06693073" calcext:value-type="float">
            <text:p>0.06693073</text:p>
          </table:table-cell>
          <table:table-cell office:value-type="float" office:value="0.00983984" calcext:value-type="float">
            <text:p>0.00983984</text:p>
          </table:table-cell>
          <table:table-cell office:value-type="float" office:value="0.01207713" calcext:value-type="float">
            <text:p>0.01207713</text:p>
          </table:table-cell>
          <table:table-cell office:value-type="float" office:value="0.00505622" calcext:value-type="float">
            <text:p>0.00505622</text:p>
          </table:table-cell>
          <table:table-cell office:value-type="float" office:value="0.01155828" calcext:value-type="float">
            <text:p>0.01155828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Qch10</text:p>
          </table:table-cell>
          <table:table-cell office:value-type="float" office:value="26284" calcext:value-type="float">
            <text:p>26284</text:p>
          </table:table-cell>
          <table:table-cell office:value-type="float" office:value="522.68" calcext:value-type="float">
            <text:p>522.68</text:p>
          </table:table-cell>
          <table:table-cell office:value-type="float" office:value="2.2054" calcext:value-type="float">
            <text:p>2.2054</text:p>
          </table:table-cell>
          <table:table-cell office:value-type="float" office:value="225.85" calcext:value-type="float">
            <text:p>225.85</text:p>
          </table:table-cell>
          <table:table-cell office:value-type="float" office:value="304.1" calcext:value-type="float">
            <text:p>304.1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0.07690503" calcext:value-type="float">
            <text:p>0.07690503</text:p>
          </table:table-cell>
          <table:table-cell office:value-type="float" office:value="0.11273962" calcext:value-type="float">
            <text:p>0.11273962</text:p>
          </table:table-cell>
          <table:table-cell office:value-type="float" office:value="0.18510726" calcext:value-type="float">
            <text:p>0.18510726</text:p>
          </table:table-cell>
          <table:table-cell office:value-type="float" office:value="0.27208547" calcext:value-type="float">
            <text:p>0.27208547</text:p>
          </table:table-cell>
          <table:table-cell office:value-type="float" office:value="0.14668019" calcext:value-type="float">
            <text:p>0.14668019</text:p>
          </table:table-cell>
          <table:table-cell office:value-type="float" office:value="0.10716059" calcext:value-type="float">
            <text:p>0.10716059</text:p>
          </table:table-cell>
          <table:table-cell table:style-name="ce7" office:value-type="float" office:value="0.00000035441" calcext:value-type="float">
            <text:p>3.54E-007</text:p>
          </table:table-cell>
          <table:table-cell office:value-type="float" office:value="0.07664156" calcext:value-type="float">
            <text:p>0.07664156</text:p>
          </table:table-cell>
          <table:table-cell office:value-type="float" office:value="0.02996745" calcext:value-type="float">
            <text:p>0.02996745</text:p>
          </table:table-cell>
          <table:table-cell table:style-name="ce7" office:value-type="float" office:value="0.00000000014499" calcext:value-type="float">
            <text:p>1.45E-010</text:p>
          </table:table-cell>
          <table:table-cell table:style-name="ce4" office:value-type="float" office:value="-0.02232559" calcext:value-type="float">
            <text:p>-0.02232559</text:p>
          </table:table-cell>
          <table:table-cell office:value-type="float" office:value="0.01503806" calcext:value-type="float">
            <text:p>0.01503806</text:p>
          </table:table-cell>
          <table:table-cell office:value-type="float" office:value="0.06063408" calcext:value-type="float">
            <text:p>0.06063408</text:p>
          </table:table-cell>
          <table:table-cell office:value-type="float" office:value="0.1546451" calcext:value-type="float">
            <text:p>0.1546451</text:p>
          </table:table-cell>
          <table:table-cell office:value-type="float" office:value="0.22833022" calcext:value-type="float">
            <text:p>0.22833022</text:p>
          </table:table-cell>
          <table:table-cell office:value-type="float" office:value="0.1540329" calcext:value-type="float">
            <text:p>0.1540329</text:p>
          </table:table-cell>
          <table:table-cell office:value-type="float" office:value="0.16801917" calcext:value-type="float">
            <text:p>0.16801917</text:p>
          </table:table-cell>
          <table:table-cell office:value-type="float" office:value="0.09401611" calcext:value-type="float">
            <text:p>0.09401611</text:p>
          </table:table-cell>
          <table:table-cell office:value-type="float" office:value="0.03730851" calcext:value-type="float">
            <text:p>0.03730851</text:p>
          </table:table-cell>
          <table:table-cell office:value-type="float" office:value="0.06953874" calcext:value-type="float">
            <text:p>0.06953874</text:p>
          </table:table-cell>
          <table:table-cell office:value-type="float" office:value="0.01347348" calcext:value-type="float">
            <text:p>0.01347348</text:p>
          </table:table-cell>
          <table:table-cell office:value-type="float" office:value="0.00163631" calcext:value-type="float">
            <text:p>0.00163631</text:p>
          </table:table-cell>
          <table:table-cell office:value-type="float" office:value="0.01833914" calcext:value-type="float">
            <text:p>0.01833914</text:p>
          </table:table-cell>
          <table:table-cell table:style-name="ce8" office:value-type="float" office:value="0.000026243" calcext:value-type="float">
            <text:p>2.62E-005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Qch11</text:p>
          </table:table-cell>
          <table:table-cell office:value-type="float" office:value="46009" calcext:value-type="float">
            <text:p>46009</text:p>
          </table:table-cell>
          <table:table-cell office:value-type="float" office:value="559.53" calcext:value-type="float">
            <text:p>559.53</text:p>
          </table:table-cell>
          <table:table-cell office:value-type="float" office:value="2.3609" calcext:value-type="float">
            <text:p>2.3609</text:p>
          </table:table-cell>
          <table:table-cell office:value-type="float" office:value="243.5" calcext:value-type="float">
            <text:p>243.5</text:p>
          </table:table-cell>
          <table:table-cell office:value-type="float" office:value="321.75" calcext:value-type="float">
            <text:p>321.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ch6,Qch9</text:p>
          </table:table-cell>
          <table:table-cell office:value-type="string" calcext:value-type="string">
            <text:p>none</text:p>
          </table:table-cell>
          <table:table-cell office:value-type="float" office:value="0.07691705" calcext:value-type="float">
            <text:p>0.07691705</text:p>
          </table:table-cell>
          <table:table-cell office:value-type="float" office:value="0.11213467" calcext:value-type="float">
            <text:p>0.11213467</text:p>
          </table:table-cell>
          <table:table-cell office:value-type="float" office:value="0.18550632" calcext:value-type="float">
            <text:p>0.18550632</text:p>
          </table:table-cell>
          <table:table-cell office:value-type="float" office:value="0.27028339" calcext:value-type="float">
            <text:p>0.27028339</text:p>
          </table:table-cell>
          <table:table-cell office:value-type="float" office:value="0.14978075" calcext:value-type="float">
            <text:p>0.14978075</text:p>
          </table:table-cell>
          <table:table-cell office:value-type="float" office:value="0.10354957" calcext:value-type="float">
            <text:p>0.10354957</text:p>
          </table:table-cell>
          <table:table-cell table:style-name="ce7" office:value-type="float" office:value="0.000000001171" calcext:value-type="float">
            <text:p>1.17E-009</text:p>
          </table:table-cell>
          <table:table-cell office:value-type="float" office:value="0.08012201" calcext:value-type="float">
            <text:p>0.08012201</text:p>
          </table:table-cell>
          <table:table-cell office:value-type="float" office:value="0.02414511" calcext:value-type="float">
            <text:p>0.02414511</text:p>
          </table:table-cell>
          <table:table-cell table:style-name="ce7" office:value-type="float" office:value="5.5511E-017" calcext:value-type="float">
            <text:p>5.55E-017</text:p>
          </table:table-cell>
          <table:table-cell table:style-name="ce7" office:value-type="float" office:value="0.000000083863" calcext:value-type="float">
            <text:p>8.39E-008</text:p>
          </table:table-cell>
          <table:table-cell table:style-name="ce4" office:value-type="float" office:value="-0.00243897" calcext:value-type="float">
            <text:p>-0.00243897</text:p>
          </table:table-cell>
          <table:table-cell office:value-type="float" office:value="0.06082092" calcext:value-type="float">
            <text:p>0.06082092</text:p>
          </table:table-cell>
          <table:table-cell office:value-type="float" office:value="0.15462542" calcext:value-type="float">
            <text:p>0.15462542</text:p>
          </table:table-cell>
          <table:table-cell office:value-type="float" office:value="0.22855478" calcext:value-type="float">
            <text:p>0.22855478</text:p>
          </table:table-cell>
          <table:table-cell office:value-type="float" office:value="0.15554424" calcext:value-type="float">
            <text:p>0.15554424</text:p>
          </table:table-cell>
          <table:table-cell office:value-type="float" office:value="0.16804988" calcext:value-type="float">
            <text:p>0.16804988</text:p>
          </table:table-cell>
          <table:table-cell office:value-type="float" office:value="0.09631445" calcext:value-type="float">
            <text:p>0.09631445</text:p>
          </table:table-cell>
          <table:table-cell office:value-type="float" office:value="0.03797126" calcext:value-type="float">
            <text:p>0.03797126</text:p>
          </table:table-cell>
          <table:table-cell office:value-type="float" office:value="0.07210916" calcext:value-type="float">
            <text:p>0.07210916</text:p>
          </table:table-cell>
          <table:table-cell office:value-type="float" office:value="0.0158797" calcext:value-type="float">
            <text:p>0.0158797</text:p>
          </table:table-cell>
          <table:table-cell table:style-name="ce7" office:value-type="float" office:value="0.00064047" calcext:value-type="float">
            <text:p>6.40E-004</text:p>
          </table:table-cell>
          <table:table-cell office:value-type="float" office:value="0.0081554" calcext:value-type="float">
            <text:p>0.0081554</text:p>
          </table:table-cell>
          <table:table-cell office:value-type="float" office:value="0.00133433" calcext:value-type="float">
            <text:p>0.00133433</text:p>
          </table:table-cell>
          <table:table-cell table:number-columns-repeated="98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11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Init Ri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3.1" calcext:value-type="float">
            <text:p>3.1</text:p>
          </table:table-cell>
          <table:table-cell office:value-type="float" office:value="3.6" calcext:value-type="float">
            <text:p>3.6</text:p>
          </table:table-cell>
          <table:table-cell office:value-type="float" office:value="4.1" calcext:value-type="float">
            <text:p>4.1</text:p>
          </table:table-cell>
          <table:table-cell office:value-type="float" office:value="4.6" calcext:value-type="float">
            <text:p>4.6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data points 259</text:p>
          </table:table-cell>
          <table:table-cell office:value-type="string" calcext:value-type="string">
            <text:p>Q0m =1 – Q1m..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ich Sum</text:p>
          </table:table-cell>
          <table:table-cell office:value-type="string" calcext:value-type="string">
            <text:p>Vars</text:p>
          </table:table-cell>
          <table:table-cell office:value-type="string" calcext:value-type="string">
            <text:p>Qi Value = 1 – other Qi Values</text:p>
          </table:table-cell>
          <table:table-cell office:value-type="string" calcext:value-type="string">
            <text:p>Function Evals</text:p>
          </table:table-cell>
          <table:table-cell office:value-type="string" calcext:value-type="string">
            <text:p>Chi^2</text:p>
          </table:table-cell>
          <table:table-cell office:value-type="string" calcext:value-type="string">
            <text:p>rChi^2</text:p>
          </table:table-cell>
          <table:table-cell office:value-type="string" calcext:value-type="string">
            <text:p>AIC</text:p>
          </table:table-cell>
          <table:table-cell office:value-type="string" calcext:value-type="string">
            <text:p>BIC</text:p>
          </table:table-cell>
          <table:table-cell office:value-type="string" calcext:value-type="string">
            <text:p>Uncertainty Estimate?</text:p>
          </table:table-cell>
          <table:table-cell office:value-type="string" calcext:value-type="string">
            <text:p>At Boundary</text:p>
          </table:table-cell>
          <table:table-cell office:value-type="string" calcext:value-type="string">
            <text:p>At Initial Value</text:p>
          </table:table-cell>
          <table:table-cell office:value-type="string" calcext:value-type="string">
            <text:p>Qch0</text:p>
          </table:table-cell>
          <table:table-cell office:value-type="string" calcext:value-type="string">
            <text:p>Qch1</text:p>
          </table:table-cell>
          <table:table-cell office:value-type="string" calcext:value-type="string">
            <text:p>Qch2</text:p>
          </table:table-cell>
          <table:table-cell office:value-type="string" calcext:value-type="string">
            <text:p>Qch3</text:p>
          </table:table-cell>
          <table:table-cell office:value-type="string" calcext:value-type="string">
            <text:p>Qch4</text:p>
          </table:table-cell>
          <table:table-cell office:value-type="string" calcext:value-type="string">
            <text:p>Qch5</text:p>
          </table:table-cell>
          <table:table-cell office:value-type="string" calcext:value-type="string">
            <text:p>Qch6</text:p>
          </table:table-cell>
          <table:table-cell office:value-type="string" calcext:value-type="string">
            <text:p>Qch7</text:p>
          </table:table-cell>
          <table:table-cell office:value-type="string" calcext:value-type="string">
            <text:p>Qch8</text:p>
          </table:table-cell>
          <table:table-cell office:value-type="string" calcext:value-type="string">
            <text:p>Qch9</text:p>
          </table:table-cell>
          <table:table-cell office:value-type="string" calcext:value-type="string">
            <text:p>Qch10</text:p>
          </table:table-cell>
          <table:table-cell office:value-type="string" calcext:value-type="string">
            <text:p>Qch11</text:p>
          </table:table-cell>
          <table:table-cell table:style-name="Default" office:value-type="string" calcext:value-type="string">
            <text:p>Qm0</text:p>
          </table:table-cell>
          <table:table-cell office:value-type="string" calcext:value-type="string">
            <text:p>Qm1</text:p>
          </table:table-cell>
          <table:table-cell office:value-type="string" calcext:value-type="string">
            <text:p>Qm2</text:p>
          </table:table-cell>
          <table:table-cell office:value-type="string" calcext:value-type="string">
            <text:p>Qm3</text:p>
          </table:table-cell>
          <table:table-cell office:value-type="string" calcext:value-type="string">
            <text:p>Qm4</text:p>
          </table:table-cell>
          <table:table-cell office:value-type="string" calcext:value-type="string">
            <text:p>Qm5</text:p>
          </table:table-cell>
          <table:table-cell office:value-type="string" calcext:value-type="string">
            <text:p>Qm6</text:p>
          </table:table-cell>
          <table:table-cell office:value-type="string" calcext:value-type="string">
            <text:p>Qm7</text:p>
          </table:table-cell>
          <table:table-cell office:value-type="string" calcext:value-type="string">
            <text:p>Qm8</text:p>
          </table:table-cell>
          <table:table-cell office:value-type="string" calcext:value-type="string">
            <text:p>Qm9</text:p>
          </table:table-cell>
          <table:table-cell office:value-type="string" calcext:value-type="string">
            <text:p>Qm10</text:p>
          </table:table-cell>
          <table:table-cell table:style-name="ce1" office:value-type="string" calcext:value-type="string">
            <text:p>Qm11</text:p>
          </table:table-cell>
          <table:table-cell office:value-type="string" calcext:value-type="string">
            <text:p>Notes</text:p>
          </table:table-cell>
          <table:table-cell table:number-columns-repeated="988"/>
        </table:table-row>
        <table:table-row table:style-name="ro1">
          <table:table-cell office:value-type="float" office:value="1.00859880029574" calcext:value-type="float">
            <text:p>1.0085988003</text:p>
          </table:table-cell>
          <table:table-cell office:value-type="float" office:value="23" calcext:value-type="float">
            <text:p>23.00000</text:p>
          </table:table-cell>
          <table:table-cell office:value-type="string" calcext:value-type="string">
            <text:p>Not summing to 1</text:p>
          </table:table-cell>
          <table:table-cell office:value-type="float" office:value="48004" calcext:value-type="float">
            <text:p>48004</text:p>
          </table:table-cell>
          <table:table-cell office:value-type="float" office:value="533.101368" calcext:value-type="float">
            <text:p>533.101368</text:p>
          </table:table-cell>
          <table:table-cell office:value-type="float" office:value="2.2589041" calcext:value-type="float">
            <text:p>2.2589041</text:p>
          </table:table-cell>
          <table:table-cell office:value-type="float" office:value="232.967834" calcext:value-type="float">
            <text:p>232.967834</text:p>
          </table:table-cell>
          <table:table-cell office:value-type="float" office:value="314.774879" calcext:value-type="float">
            <text:p>314.774879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Q11ch</text:p>
          </table:table-cell>
          <table:table-cell table:style-name="ce5" office:value-type="float" office:value="0.05019702" calcext:value-type="float">
            <text:p>0.05019702</text:p>
          </table:table-cell>
          <table:table-cell office:value-type="float" office:value="0.12952804" calcext:value-type="float">
            <text:p>0.12952804</text:p>
          </table:table-cell>
          <table:table-cell office:value-type="float" office:value="0.00719597" calcext:value-type="float">
            <text:p>0.00719597</text:p>
          </table:table-cell>
          <table:table-cell office:value-type="float" office:value="0.29185503" calcext:value-type="float">
            <text:p>0.29185503</text:p>
          </table:table-cell>
          <table:table-cell office:value-type="float" office:value="0.16600524" calcext:value-type="float">
            <text:p>0.16600524</text:p>
          </table:table-cell>
          <table:table-cell office:value-type="float" office:value="0.14647575" calcext:value-type="float">
            <text:p>0.14647575</text:p>
          </table:table-cell>
          <table:table-cell office:value-type="float" office:value="0.08908365" calcext:value-type="float">
            <text:p>0.08908365</text:p>
          </table:table-cell>
          <table:table-cell office:value-type="float" office:value="0.03875727" calcext:value-type="float">
            <text:p>0.03875727</text:p>
          </table:table-cell>
          <table:table-cell office:value-type="float" office:value="0.06999734" calcext:value-type="float">
            <text:p>0.06999734</text:p>
          </table:table-cell>
          <table:table-cell office:value-type="float" office:value="0.01950292" calcext:value-type="float">
            <text:p>0.01950292</text:p>
          </table:table-cell>
          <table:table-cell table:style-name="ce7" office:value-type="float" office:value="0.00000057378" calcext:value-type="float">
            <text:p>5.74E-007</text:p>
          </table:table-cell>
          <table:table-cell table:style-name="ce7" office:value-type="float" office:value="5.5511E-017" calcext:value-type="float">
            <text:p>5.55E-017</text:p>
          </table:table-cell>
          <table:table-cell office:value-type="float" office:value="0.04647718" calcext:value-type="float">
            <text:p>0.04647718</text:p>
          </table:table-cell>
          <table:table-cell office:value-type="float" office:value="0.09842425" calcext:value-type="float">
            <text:p>0.09842425</text:p>
          </table:table-cell>
          <table:table-cell office:value-type="float" office:value="0.16113748" calcext:value-type="float">
            <text:p>0.16113748</text:p>
          </table:table-cell>
          <table:table-cell office:value-type="float" office:value="0.1651173" calcext:value-type="float">
            <text:p>0.1651173</text:p>
          </table:table-cell>
          <table:table-cell office:value-type="float" office:value="0.17733944" calcext:value-type="float">
            <text:p>0.17733944</text:p>
          </table:table-cell>
          <table:table-cell office:value-type="float" office:value="0.077428" calcext:value-type="float">
            <text:p>0.077428</text:p>
          </table:table-cell>
          <table:table-cell office:value-type="float" office:value="0.13340962" calcext:value-type="float">
            <text:p>0.13340962</text:p>
          </table:table-cell>
          <table:table-cell office:value-type="float" office:value="0.0690862" calcext:value-type="float">
            <text:p>0.0690862</text:p>
          </table:table-cell>
          <table:table-cell office:value-type="float" office:value="0.04555754" calcext:value-type="float">
            <text:p>0.04555754</text:p>
          </table:table-cell>
          <table:table-cell office:value-type="float" office:value="0.01748197" calcext:value-type="float">
            <text:p>0.01748197</text:p>
          </table:table-cell>
          <table:table-cell office:value-type="float" office:value="0.00248724" calcext:value-type="float">
            <text:p>0.00248724</text:p>
          </table:table-cell>
          <table:table-cell office:value-type="float" office:value="0.00608136" calcext:value-type="float">
            <text:p>0.00608136</text:p>
          </table:table-cell>
          <table:table-cell office:value-type="string" calcext:value-type="string">
            <text:p>dip fch</text:p>
          </table:table-cell>
          <table:table-cell table:number-columns-repeated="988"/>
        </table:table-row>
        <table:table-row table:style-name="ro1">
          <table:table-cell table:style-name="ce2" table:formula="of:=SUM([.L25:.W25])" office:value-type="float" office:value="1.00859880378" calcext:value-type="float">
            <text:p>1.00860E+0</text:p>
          </table:table-cell>
          <table:table-cell office:value-type="string" calcext:value-type="string">
            <text:p>Vars</text:p>
          </table:table-cell>
          <table:table-cell/>
          <table:table-cell table:style-name="Default" table:number-columns-repeated="31"/>
          <table:table-cell/>
          <table:table-cell table:style-name="Default"/>
          <table:table-cell table:number-columns-repeated="988"/>
        </table:table-row>
        <table:table-row table:style-name="ro1">
          <table:table-cell/>
          <table:table-cell office:value-type="float" office:value="22" calcext:value-type="float">
            <text:p>22.00000</text:p>
          </table:table-cell>
          <table:table-cell office:value-type="string" calcext:value-type="string">
            <text:p>Qch0</text:p>
          </table:table-cell>
          <table:table-cell office:value-type="float" office:value="17443" calcext:value-type="float">
            <text:p>17443</text:p>
          </table:table-cell>
          <table:table-cell office:value-type="float" office:value="464.784168" calcext:value-type="float">
            <text:p>464.784168</text:p>
          </table:table-cell>
          <table:table-cell table:style-name="Default" office:value-type="float" office:value="1.96111463" calcext:value-type="float">
            <text:p>1.96111463</text:p>
          </table:table-cell>
          <table:table-cell office:value-type="float" office:value="195.448976" calcext:value-type="float">
            <text:p>195.448976</text:p>
          </table:table-cell>
          <table:table-cell office:value-type="float" office:value="273.699193" calcext:value-type="float">
            <text:p>273.69919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Q10ch,Q11ch</text:p>
          </table:table-cell>
          <table:table-cell office:value-type="string" calcext:value-type="string">
            <text:p>Q11ch</text:p>
          </table:table-cell>
          <table:table-cell table:style-name="ce6" office:value-type="float" office:value="0.0247842" calcext:value-type="float">
            <text:p>0.0247842</text:p>
          </table:table-cell>
          <table:table-cell office:value-type="float" office:value="0.08345547" calcext:value-type="float">
            <text:p>0.08345547</text:p>
          </table:table-cell>
          <table:table-cell office:value-type="float" office:value="0.21309852" calcext:value-type="float">
            <text:p>0.21309852</text:p>
          </table:table-cell>
          <table:table-cell office:value-type="float" office:value="0.12125853" calcext:value-type="float">
            <text:p>0.12125853</text:p>
          </table:table-cell>
          <table:table-cell office:value-type="float" office:value="0.27230255" calcext:value-type="float">
            <text:p>0.27230255</text:p>
          </table:table-cell>
          <table:table-cell table:style-name="ce7" office:value-type="float" office:value="0.0000027189" calcext:value-type="float">
            <text:p>2.72E-006</text:p>
          </table:table-cell>
          <table:table-cell office:value-type="float" office:value="0.15696213" calcext:value-type="float">
            <text:p>0.15696213</text:p>
          </table:table-cell>
          <table:table-cell office:value-type="float" office:value="0.08161891" calcext:value-type="float">
            <text:p>0.08161891</text:p>
          </table:table-cell>
          <table:table-cell office:value-type="float" office:value="0.02423481" calcext:value-type="float">
            <text:p>0.02423481</text:p>
          </table:table-cell>
          <table:table-cell office:value-type="float" office:value="0.02278795" calcext:value-type="float">
            <text:p>0.02278795</text:p>
          </table:table-cell>
          <table:table-cell table:style-name="ce7" office:value-type="float" office:value="0.000000000044687" calcext:value-type="float">
            <text:p>4.47E-011</text:p>
          </table:table-cell>
          <table:table-cell table:style-name="ce7" office:value-type="float" office:value="5.5511E-017" calcext:value-type="float">
            <text:p>5.55E-017</text:p>
          </table:table-cell>
          <table:table-cell office:value-type="float" office:value="0.0445522" calcext:value-type="float">
            <text:p>0.0445522</text:p>
          </table:table-cell>
          <table:table-cell office:value-type="float" office:value="0.10691969" calcext:value-type="float">
            <text:p>0.10691969</text:p>
          </table:table-cell>
          <table:table-cell office:value-type="float" office:value="0.13921559" calcext:value-type="float">
            <text:p>0.13921559</text:p>
          </table:table-cell>
          <table:table-cell office:value-type="float" office:value="0.19311351" calcext:value-type="float">
            <text:p>0.19311351</text:p>
          </table:table-cell>
          <table:table-cell office:value-type="float" office:value="0.15637092" calcext:value-type="float">
            <text:p>0.15637092</text:p>
          </table:table-cell>
          <table:table-cell office:value-type="float" office:value="0.07826413" calcext:value-type="float">
            <text:p>0.07826413</text:p>
          </table:table-cell>
          <table:table-cell office:value-type="float" office:value="0.14064842" calcext:value-type="float">
            <text:p>0.14064842</text:p>
          </table:table-cell>
          <table:table-cell office:value-type="float" office:value="0.06419559" calcext:value-type="float">
            <text:p>0.06419559</text:p>
          </table:table-cell>
          <table:table-cell office:value-type="float" office:value="0.04671907" calcext:value-type="float">
            <text:p>0.04671907</text:p>
          </table:table-cell>
          <table:table-cell office:value-type="float" office:value="0.0060463" calcext:value-type="float">
            <text:p>0.0060463</text:p>
          </table:table-cell>
          <table:table-cell office:value-type="float" office:value="0.01850409" calcext:value-type="float">
            <text:p>0.01850409</text:p>
          </table:table-cell>
          <table:table-cell office:value-type="float" office:value="0.00545051" calcext:value-type="float">
            <text:p>0.00545051</text:p>
          </table:table-cell>
          <table:table-cell office:value-type="string" calcext:value-type="string">
            <text:p>Nice sharp minima. Agree with mine.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Qch1</text:p>
          </table:table-cell>
          <table:table-cell office:value-type="float" office:value="17029" calcext:value-type="float">
            <text:p>17029</text:p>
          </table:table-cell>
          <table:table-cell office:value-type="float" office:value="464.782581" calcext:value-type="float">
            <text:p>464.782581</text:p>
          </table:table-cell>
          <table:table-cell office:value-type="float" office:value="1.96110794" calcext:value-type="float">
            <text:p>1.96110794</text:p>
          </table:table-cell>
          <table:table-cell office:value-type="float" office:value="195.448092" calcext:value-type="float">
            <text:p>195.448092</text:p>
          </table:table-cell>
          <table:table-cell office:value-type="float" office:value="273.698309" calcext:value-type="float">
            <text:p>273.6983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10ch,Q11ch</text:p>
          </table:table-cell>
          <table:table-cell office:value-type="string" calcext:value-type="string">
            <text:p>Q11ch</text:p>
          </table:table-cell>
          <table:table-cell office:value-type="float" office:value="0.02433461" calcext:value-type="float">
            <text:p>0.02433461</text:p>
          </table:table-cell>
          <table:table-cell table:style-name="ce6" office:value-type="float" office:value="0.08324531" calcext:value-type="float">
            <text:p>0.08324531</text:p>
          </table:table-cell>
          <table:table-cell office:value-type="float" office:value="0.21346123" calcext:value-type="float">
            <text:p>0.21346123</text:p>
          </table:table-cell>
          <table:table-cell office:value-type="float" office:value="0.12092372" calcext:value-type="float">
            <text:p>0.12092372</text:p>
          </table:table-cell>
          <table:table-cell office:value-type="float" office:value="0.27248182" calcext:value-type="float">
            <text:p>0.27248182</text:p>
          </table:table-cell>
          <table:table-cell table:style-name="ce7" office:value-type="float" office:value="0.00000083482" calcext:value-type="float">
            <text:p>8.35E-007</text:p>
          </table:table-cell>
          <table:table-cell office:value-type="float" office:value="0.15688855" calcext:value-type="float">
            <text:p>0.15688855</text:p>
          </table:table-cell>
          <table:table-cell office:value-type="float" office:value="0.08164771" calcext:value-type="float">
            <text:p>0.08164771</text:p>
          </table:table-cell>
          <table:table-cell office:value-type="float" office:value="0.02424615" calcext:value-type="float">
            <text:p>0.02424615</text:p>
          </table:table-cell>
          <table:table-cell office:value-type="float" office:value="0.2277006" calcext:value-type="float">
            <text:p>0.2277006</text:p>
          </table:table-cell>
          <table:table-cell table:style-name="ce7" office:value-type="float" office:value="0.00000000010499" calcext:value-type="float">
            <text:p>1.05E-010</text:p>
          </table:table-cell>
          <table:table-cell table:style-name="ce7" office:value-type="float" office:value="5.5511E-017" calcext:value-type="float">
            <text:p>5.55E-017</text:p>
          </table:table-cell>
          <table:table-cell office:value-type="float" office:value="0.04490842" calcext:value-type="float">
            <text:p>0.04490842</text:p>
          </table:table-cell>
          <table:table-cell office:value-type="float" office:value="0.10550647" calcext:value-type="float">
            <text:p>0.10550647</text:p>
          </table:table-cell>
          <table:table-cell office:value-type="float" office:value="0.14187257" calcext:value-type="float">
            <text:p>0.14187257</text:p>
          </table:table-cell>
          <table:table-cell office:value-type="float" office:value="0.19017668" calcext:value-type="float">
            <text:p>0.19017668</text:p>
          </table:table-cell>
          <table:table-cell office:value-type="float" office:value="0.15946054" calcext:value-type="float">
            <text:p>0.15946054</text:p>
          </table:table-cell>
          <table:table-cell office:value-type="float" office:value="0.07520359" calcext:value-type="float">
            <text:p>0.07520359</text:p>
          </table:table-cell>
          <table:table-cell office:value-type="float" office:value="0.14229984" calcext:value-type="float">
            <text:p>0.14229984</text:p>
          </table:table-cell>
          <table:table-cell office:value-type="float" office:value="0.06355094" calcext:value-type="float">
            <text:p>0.06355094</text:p>
          </table:table-cell>
          <table:table-cell office:value-type="float" office:value="0.04715856" calcext:value-type="float">
            <text:p>0.04715856</text:p>
          </table:table-cell>
          <table:table-cell office:value-type="float" office:value="0.00581978" calcext:value-type="float">
            <text:p>0.00581978</text:p>
          </table:table-cell>
          <table:table-cell office:value-type="float" office:value="0.01854119" calcext:value-type="float">
            <text:p>0.01854119</text:p>
          </table:table-cell>
          <table:table-cell office:value-type="float" office:value="0.00550142" calcext:value-type="float">
            <text:p>0.00550142</text:p>
          </table:table-cell>
          <table:table-cell office:value-type="string" calcext:value-type="string">
            <text:p>Basically perfect match of my thesis fit curves.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Qch2</text:p>
          </table:table-cell>
          <table:table-cell office:value-type="float" office:value="46002" calcext:value-type="float">
            <text:p>46002</text:p>
          </table:table-cell>
          <table:table-cell office:value-type="float" office:value="551.45293" calcext:value-type="float">
            <text:p>551.45293</text:p>
          </table:table-cell>
          <table:table-cell office:value-type="float" office:value="2.32680561" calcext:value-type="float">
            <text:p>2.32680561</text:p>
          </table:table-cell>
          <table:table-cell office:value-type="float" office:value="239.733662" calcext:value-type="float">
            <text:p>239.733662</text:p>
          </table:table-cell>
          <table:table-cell office:value-type="float" office:value="317.983879" calcext:value-type="float">
            <text:p>317.9838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10chQ11ch,</text:p>
          </table:table-cell>
          <table:table-cell office:value-type="string" calcext:value-type="string">
            <text:p>Q11ch</text:p>
          </table:table-cell>
          <table:table-cell office:value-type="float" office:value="0.05528176" calcext:value-type="float">
            <text:p>0.05528176</text:p>
          </table:table-cell>
          <table:table-cell office:value-type="float" office:value="0.10872694" calcext:value-type="float">
            <text:p>0.10872694</text:p>
          </table:table-cell>
          <table:table-cell table:style-name="ce6" office:value-type="float" office:value="0.04744908" calcext:value-type="float">
            <text:p>0.04744908</text:p>
          </table:table-cell>
          <table:table-cell office:value-type="float" office:value="0.24698664" calcext:value-type="float">
            <text:p>0.24698664</text:p>
          </table:table-cell>
          <table:table-cell office:value-type="float" office:value="0.21211057" calcext:value-type="float">
            <text:p>0.21211057</text:p>
          </table:table-cell>
          <table:table-cell office:value-type="float" office:value="0.10162521" calcext:value-type="float">
            <text:p>0.10162521</text:p>
          </table:table-cell>
          <table:table-cell office:value-type="float" office:value="0.11085903" calcext:value-type="float">
            <text:p>0.11085903</text:p>
          </table:table-cell>
          <table:table-cell office:value-type="float" office:value="0.02977402" calcext:value-type="float">
            <text:p>0.02977402</text:p>
          </table:table-cell>
          <table:table-cell office:value-type="float" office:value="0.07512021" calcext:value-type="float">
            <text:p>0.07512021</text:p>
          </table:table-cell>
          <table:table-cell office:value-type="float" office:value="0.01206654" calcext:value-type="float">
            <text:p>0.01206654</text:p>
          </table:table-cell>
          <table:table-cell table:style-name="ce7" office:value-type="float" office:value="0.0000000061717" calcext:value-type="float">
            <text:p>6.17E-009</text:p>
          </table:table-cell>
          <table:table-cell table:style-name="ce7" office:value-type="float" office:value="5.5511E-017" calcext:value-type="float">
            <text:p>5.55E-017</text:p>
          </table:table-cell>
          <table:table-cell office:value-type="float" office:value="0.04526517" calcext:value-type="float">
            <text:p>0.04526517</text:p>
          </table:table-cell>
          <table:table-cell office:value-type="float" office:value="0.10494065" calcext:value-type="float">
            <text:p>0.10494065</text:p>
          </table:table-cell>
          <table:table-cell office:value-type="float" office:value="0.14612987" calcext:value-type="float">
            <text:p>0.14612987</text:p>
          </table:table-cell>
          <table:table-cell office:value-type="float" office:value="0.18451405" calcext:value-type="float">
            <text:p>0.18451405</text:p>
          </table:table-cell>
          <table:table-cell office:value-type="float" office:value="0.1616487" calcext:value-type="float">
            <text:p>0.1616487</text:p>
          </table:table-cell>
          <table:table-cell office:value-type="float" office:value="0.08380973" calcext:value-type="float">
            <text:p>0.08380973</text:p>
          </table:table-cell>
          <table:table-cell office:value-type="float" office:value="0.14060398" calcext:value-type="float">
            <text:p>0.14060398</text:p>
          </table:table-cell>
          <table:table-cell office:value-type="float" office:value="0.0622325" calcext:value-type="float">
            <text:p>0.0622325</text:p>
          </table:table-cell>
          <table:table-cell office:value-type="float" office:value="0.05356874" calcext:value-type="float">
            <text:p>0.05356874</text:p>
          </table:table-cell>
          <table:table-cell office:value-type="float" office:value="0.01279489" calcext:value-type="float">
            <text:p>0.01279489</text:p>
          </table:table-cell>
          <table:table-cell table:style-name="ce7" office:value-type="float" office:value="0.000048863" calcext:value-type="float">
            <text:p>4.89E-005</text:p>
          </table:table-cell>
          <table:table-cell office:value-type="float" office:value="0.00444285" calcext:value-type="float">
            <text:p>0.00444285</text:p>
          </table:table-cell>
          <table:table-cell office:value-type="string" calcext:value-type="string">
            <text:p>dip fch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Qch3</text:p>
          </table:table-cell>
          <table:table-cell office:value-type="float" office:value="46004" calcext:value-type="float">
            <text:p>46004</text:p>
          </table:table-cell>
          <table:table-cell office:value-type="float" office:value="552.666731" calcext:value-type="float">
            <text:p>552.666731</text:p>
          </table:table-cell>
          <table:table-cell office:value-type="float" office:value="2.33192714" calcext:value-type="float">
            <text:p>2.33192714</text:p>
          </table:table-cell>
          <table:table-cell office:value-type="float" office:value="240.303119" calcext:value-type="float">
            <text:p>240.303119</text:p>
          </table:table-cell>
          <table:table-cell office:value-type="float" office:value="318.553337" calcext:value-type="float">
            <text:p>318.553337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Q11ch</text:p>
          </table:table-cell>
          <table:table-cell office:value-type="float" office:value="0.05347605" calcext:value-type="float">
            <text:p>0.05347605</text:p>
          </table:table-cell>
          <table:table-cell office:value-type="float" office:value="0.11616261" calcext:value-type="float">
            <text:p>0.11616261</text:p>
          </table:table-cell>
          <table:table-cell office:value-type="float" office:value="0.03298265" calcext:value-type="float">
            <text:p>0.03298265</text:p>
          </table:table-cell>
          <table:table-cell table:style-name="ce6" office:value-type="float" office:value="0.2631865" calcext:value-type="float">
            <text:p>0.2631865</text:p>
          </table:table-cell>
          <table:table-cell office:value-type="float" office:value="0.19512413" calcext:value-type="float">
            <text:p>0.19512413</text:p>
          </table:table-cell>
          <table:table-cell office:value-type="float" office:value="0.1179883" calcext:value-type="float">
            <text:p>0.1179883</text:p>
          </table:table-cell>
          <table:table-cell office:value-type="float" office:value="0.1025929" calcext:value-type="float">
            <text:p>0.1025929</text:p>
          </table:table-cell>
          <table:table-cell office:value-type="float" office:value="0.03222316" calcext:value-type="float">
            <text:p>0.03222316</text:p>
          </table:table-cell>
          <table:table-cell office:value-type="float" office:value="0.07377266" calcext:value-type="float">
            <text:p>0.07377266</text:p>
          </table:table-cell>
          <table:table-cell office:value-type="float" office:value="0.01249077" calcext:value-type="float">
            <text:p>0.01249077</text:p>
          </table:table-cell>
          <table:table-cell table:style-name="ce7" office:value-type="float" office:value="0.00000027798" calcext:value-type="float">
            <text:p>2.78E-007</text:p>
          </table:table-cell>
          <table:table-cell table:style-name="ce7" office:value-type="float" office:value="5.5511E-017" calcext:value-type="float">
            <text:p>5.55E-017</text:p>
          </table:table-cell>
          <table:table-cell office:value-type="float" office:value="0.04590825" calcext:value-type="float">
            <text:p>0.04590825</text:p>
          </table:table-cell>
          <table:table-cell office:value-type="float" office:value="0.1018219" calcext:value-type="float">
            <text:p>0.1018219</text:p>
          </table:table-cell>
          <table:table-cell office:value-type="float" office:value="0.15294954" calcext:value-type="float">
            <text:p>0.15294954</text:p>
          </table:table-cell>
          <table:table-cell office:value-type="float" office:value="0.17622512" calcext:value-type="float">
            <text:p>0.17622512</text:p>
          </table:table-cell>
          <table:table-cell office:value-type="float" office:value="0.16877776" calcext:value-type="float">
            <text:p>0.16877776</text:p>
          </table:table-cell>
          <table:table-cell office:value-type="float" office:value="0.08004314" calcext:value-type="float">
            <text:p>0.08004314</text:p>
          </table:table-cell>
          <table:table-cell office:value-type="float" office:value="0.13949025" calcext:value-type="float">
            <text:p>0.13949025</text:p>
          </table:table-cell>
          <table:table-cell office:value-type="float" office:value="0.06418172" calcext:value-type="float">
            <text:p>0.06418172</text:p>
          </table:table-cell>
          <table:table-cell office:value-type="float" office:value="0.0520281" calcext:value-type="float">
            <text:p>0.0520281</text:p>
          </table:table-cell>
          <table:table-cell office:value-type="float" office:value="0.01342912" calcext:value-type="float">
            <text:p>0.01342912</text:p>
          </table:table-cell>
          <table:table-cell office:value-type="float" office:value="0.0017861" calcext:value-type="float">
            <text:p>0.0017861</text:p>
          </table:table-cell>
          <table:table-cell office:value-type="float" office:value="0.00335898" calcext:value-type="float">
            <text:p>0.00335898</text:p>
          </table:table-cell>
          <table:table-cell office:value-type="string" calcext:value-type="string">
            <text:p>dip fch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Qch4</text:p>
          </table:table-cell>
          <table:table-cell office:value-type="float" office:value="46022" calcext:value-type="float">
            <text:p>46022</text:p>
          </table:table-cell>
          <table:table-cell office:value-type="float" office:value="551.918422" calcext:value-type="float">
            <text:p>551.918422</text:p>
          </table:table-cell>
          <table:table-cell office:value-type="float" office:value="2.32876971" calcext:value-type="float">
            <text:p>2.32876971</text:p>
          </table:table-cell>
          <table:table-cell office:value-type="float" office:value="239.952197" calcext:value-type="float">
            <text:p>239.952197</text:p>
          </table:table-cell>
          <table:table-cell office:value-type="float" office:value="318.202414" calcext:value-type="float">
            <text:p>318.2024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10ch</text:p>
          </table:table-cell>
          <table:table-cell/>
          <table:table-cell office:value-type="float" office:value="0.05451291" calcext:value-type="float">
            <text:p>0.05451291</text:p>
          </table:table-cell>
          <table:table-cell office:value-type="float" office:value="0.1118832" calcext:value-type="float">
            <text:p>0.1118832</text:p>
          </table:table-cell>
          <table:table-cell office:value-type="float" office:value="0.04133763" calcext:value-type="float">
            <text:p>0.04133763</text:p>
          </table:table-cell>
          <table:table-cell office:value-type="float" office:value="0.25377476" calcext:value-type="float">
            <text:p>0.25377476</text:p>
          </table:table-cell>
          <table:table-cell table:style-name="ce6" office:value-type="float" office:value="0.20513715" calcext:value-type="float">
            <text:p>0.20513715</text:p>
          </table:table-cell>
          <table:table-cell office:value-type="float" office:value="0.10819793" calcext:value-type="float">
            <text:p>0.10819793</text:p>
          </table:table-cell>
          <table:table-cell office:value-type="float" office:value="0.10762705" calcext:value-type="float">
            <text:p>0.10762705</text:p>
          </table:table-cell>
          <table:table-cell office:value-type="float" office:value="0.03067886" calcext:value-type="float">
            <text:p>0.03067886</text:p>
          </table:table-cell>
          <table:table-cell office:value-type="float" office:value="0.07464096" calcext:value-type="float">
            <text:p>0.07464096</text:p>
          </table:table-cell>
          <table:table-cell office:value-type="float" office:value="0.01220954" calcext:value-type="float">
            <text:p>0.01220954</text:p>
          </table:table-cell>
          <table:table-cell table:style-name="ce7" office:value-type="float" office:value="5.5511E-017" calcext:value-type="float">
            <text:p>5.55E-017</text:p>
          </table:table-cell>
          <table:table-cell table:style-name="ce7" office:value-type="float" office:value="0.000000028536" calcext:value-type="float">
            <text:p>2.85E-008</text:p>
          </table:table-cell>
          <table:table-cell office:value-type="float" office:value="0.04587181" calcext:value-type="float">
            <text:p>0.04587181</text:p>
          </table:table-cell>
          <table:table-cell office:value-type="float" office:value="0.10228135" calcext:value-type="float">
            <text:p>0.10228135</text:p>
          </table:table-cell>
          <table:table-cell office:value-type="float" office:value="0.15151146" calcext:value-type="float">
            <text:p>0.15151146</text:p>
          </table:table-cell>
          <table:table-cell office:value-type="float" office:value="0.17828164" calcext:value-type="float">
            <text:p>0.17828164</text:p>
          </table:table-cell>
          <table:table-cell office:value-type="float" office:value="0.16754168" calcext:value-type="float">
            <text:p>0.16754168</text:p>
          </table:table-cell>
          <table:table-cell office:value-type="float" office:value="0.07928913" calcext:value-type="float">
            <text:p>0.07928913</text:p>
          </table:table-cell>
          <table:table-cell office:value-type="float" office:value="0.14172888" calcext:value-type="float">
            <text:p>0.14172888</text:p>
          </table:table-cell>
          <table:table-cell office:value-type="float" office:value="0.06241386" calcext:value-type="float">
            <text:p>0.06241386</text:p>
          </table:table-cell>
          <table:table-cell office:value-type="float" office:value="0.05342196" calcext:value-type="float">
            <text:p>0.05342196</text:p>
          </table:table-cell>
          <table:table-cell office:value-type="float" office:value="0.01270572" calcext:value-type="float">
            <text:p>0.01270572</text:p>
          </table:table-cell>
          <table:table-cell office:value-type="float" office:value="0.00106112" calcext:value-type="float">
            <text:p>0.00106112</text:p>
          </table:table-cell>
          <table:table-cell office:value-type="float" office:value="0.00389139" calcext:value-type="float">
            <text:p>0.00389139</text:p>
          </table:table-cell>
          <table:table-cell office:value-type="string" calcext:value-type="string">
            <text:p>dip fch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Qch5</text:p>
          </table:table-cell>
          <table:table-cell office:value-type="float" office:value="46019" calcext:value-type="float">
            <text:p>46019</text:p>
          </table:table-cell>
          <table:table-cell office:value-type="float" office:value="553.17467" calcext:value-type="float">
            <text:p>553.17467</text:p>
          </table:table-cell>
          <table:table-cell office:value-type="float" office:value="2.33407034" calcext:value-type="float">
            <text:p>2.33407034</text:p>
          </table:table-cell>
          <table:table-cell office:value-type="float" office:value="240.541049" calcext:value-type="float">
            <text:p>240.541049</text:p>
          </table:table-cell>
          <table:table-cell office:value-type="float" office:value="318.791266" calcext:value-type="float">
            <text:p>318.791266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Q11ch</text:p>
          </table:table-cell>
          <table:table-cell office:value-type="float" office:value="0.05373961" calcext:value-type="float">
            <text:p>0.05373961</text:p>
          </table:table-cell>
          <table:table-cell office:value-type="float" office:value="0.11508709" calcext:value-type="float">
            <text:p>0.11508709</text:p>
          </table:table-cell>
          <table:table-cell office:value-type="float" office:value="0.0350223" calcext:value-type="float">
            <text:p>0.0350223</text:p>
          </table:table-cell>
          <table:table-cell office:value-type="float" office:value="0.26102361" calcext:value-type="float">
            <text:p>0.26102361</text:p>
          </table:table-cell>
          <table:table-cell office:value-type="float" office:value="0.19736024" calcext:value-type="float">
            <text:p>0.19736024</text:p>
          </table:table-cell>
          <table:table-cell table:style-name="ce6" office:value-type="float" office:value="0.11592681" calcext:value-type="float">
            <text:p>0.11592681</text:p>
          </table:table-cell>
          <table:table-cell office:value-type="float" office:value="0.10369563" calcext:value-type="float">
            <text:p>0.10369563</text:p>
          </table:table-cell>
          <table:table-cell office:value-type="float" office:value="0.03196613" calcext:value-type="float">
            <text:p>0.03196613</text:p>
          </table:table-cell>
          <table:table-cell office:value-type="float" office:value="0.0740394" calcext:value-type="float">
            <text:p>0.0740394</text:p>
          </table:table-cell>
          <table:table-cell office:value-type="float" office:value="0.01213879" calcext:value-type="float">
            <text:p>0.01213879</text:p>
          </table:table-cell>
          <table:table-cell table:style-name="ce7" office:value-type="float" office:value="0.00000037721" calcext:value-type="float">
            <text:p>3.77E-007</text:p>
          </table:table-cell>
          <table:table-cell table:style-name="ce7" office:value-type="float" office:value="0.000000000000057565" calcext:value-type="float">
            <text:p>5.76E-014</text:p>
          </table:table-cell>
          <table:table-cell office:value-type="float" office:value="0.04582315" calcext:value-type="float">
            <text:p>0.04582315</text:p>
          </table:table-cell>
          <table:table-cell office:value-type="float" office:value="0.10159219" calcext:value-type="float">
            <text:p>0.10159219</text:p>
          </table:table-cell>
          <table:table-cell office:value-type="float" office:value="0.15355363" calcext:value-type="float">
            <text:p>0.15355363</text:p>
          </table:table-cell>
          <table:table-cell office:value-type="float" office:value="0.1745501" calcext:value-type="float">
            <text:p>0.1745501</text:p>
          </table:table-cell>
          <table:table-cell office:value-type="float" office:value="0.16860083" calcext:value-type="float">
            <text:p>0.16860083</text:p>
          </table:table-cell>
          <table:table-cell office:value-type="float" office:value="0.08060868" calcext:value-type="float">
            <text:p>0.08060868</text:p>
          </table:table-cell>
          <table:table-cell office:value-type="float" office:value="0.13660297" calcext:value-type="float">
            <text:p>0.13660297</text:p>
          </table:table-cell>
          <table:table-cell office:value-type="float" office:value="0.06419008" calcext:value-type="float">
            <text:p>0.06419008</text:p>
          </table:table-cell>
          <table:table-cell office:value-type="float" office:value="0.05004412" calcext:value-type="float">
            <text:p>0.05004412</text:p>
          </table:table-cell>
          <table:table-cell office:value-type="float" office:value="0.01629575" calcext:value-type="float">
            <text:p>0.01629575</text:p>
          </table:table-cell>
          <table:table-cell office:value-type="float" office:value="0.00156674" calcext:value-type="float">
            <text:p>0.00156674</text:p>
          </table:table-cell>
          <table:table-cell office:value-type="float" office:value="0.00657176" calcext:value-type="float">
            <text:p>0.00657176</text:p>
          </table:table-cell>
          <table:table-cell office:value-type="string" calcext:value-type="string">
            <text:p>dip fch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Qch6</text:p>
          </table:table-cell>
          <table:table-cell office:value-type="float" office:value="46016" calcext:value-type="float">
            <text:p>46016</text:p>
          </table:table-cell>
          <table:table-cell office:value-type="float" office:value="919.253318" calcext:value-type="float">
            <text:p>919.253318</text:p>
          </table:table-cell>
          <table:table-cell office:value-type="float" office:value="3.87870598" calcext:value-type="float">
            <text:p>3.87870598</text:p>
          </table:table-cell>
          <table:table-cell office:value-type="float" office:value="372.08402" calcext:value-type="float">
            <text:p>372.08402</text:p>
          </table:table-cell>
          <table:table-cell office:value-type="float" office:value="450.334237" calcext:value-type="float">
            <text:p>450.3342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9ch</text:p>
          </table:table-cell>
          <table:table-cell/>
          <table:table-cell office:value-type="float" office:value="0.02476501" calcext:value-type="float">
            <text:p>0.02476501</text:p>
          </table:table-cell>
          <table:table-cell office:value-type="float" office:value="0.17304968" calcext:value-type="float">
            <text:p>0.17304968</text:p>
          </table:table-cell>
          <table:table-cell office:value-type="float" office:value="0.02552474" calcext:value-type="float">
            <text:p>0.02552474</text:p>
          </table:table-cell>
          <table:table-cell office:value-type="float" office:value="0.24130646" calcext:value-type="float">
            <text:p>0.24130646</text:p>
          </table:table-cell>
          <table:table-cell office:value-type="float" office:value="0.10293479" calcext:value-type="float">
            <text:p>0.10293479</text:p>
          </table:table-cell>
          <table:table-cell office:value-type="float" office:value="0.33566854" calcext:value-type="float">
            <text:p>0.33566854</text:p>
          </table:table-cell>
          <table:table-cell table:style-name="ce6" office:value-type="float" office:value="-0.05498419" calcext:value-type="float">
            <text:p>-0.05498419</text:p>
          </table:table-cell>
          <table:table-cell office:value-type="float" office:value="0.07862498" calcext:value-type="float">
            <text:p>0.07862498</text:p>
          </table:table-cell>
          <table:table-cell office:value-type="float" office:value="0.06912443" calcext:value-type="float">
            <text:p>0.06912443</text:p>
          </table:table-cell>
          <table:table-cell table:style-name="ce7" office:value-type="float" office:value="5.5511E-017" calcext:value-type="float">
            <text:p>5.55E-017</text:p>
          </table:table-cell>
          <table:table-cell office:value-type="float" office:value="0.00398554" calcext:value-type="float">
            <text:p>0.00398554</text:p>
          </table:table-cell>
          <table:table-cell table:style-name="ce7" office:value-type="float" office:value="0.000000016787" calcext:value-type="float">
            <text:p>1.68E-008</text:p>
          </table:table-cell>
          <table:table-cell office:value-type="float" office:value="0.04454723" calcext:value-type="float">
            <text:p>0.04454723</text:p>
          </table:table-cell>
          <table:table-cell office:value-type="float" office:value="0.10420483" calcext:value-type="float">
            <text:p>0.10420483</text:p>
          </table:table-cell>
          <table:table-cell office:value-type="float" office:value="0.14858838" calcext:value-type="float">
            <text:p>0.14858838</text:p>
          </table:table-cell>
          <table:table-cell office:value-type="float" office:value="0.1873171" calcext:value-type="float">
            <text:p>0.1873171</text:p>
          </table:table-cell>
          <table:table-cell office:value-type="float" office:value="0.14661762" calcext:value-type="float">
            <text:p>0.14661762</text:p>
          </table:table-cell>
          <table:table-cell office:value-type="float" office:value="0.09067319" calcext:value-type="float">
            <text:p>0.09067319</text:p>
          </table:table-cell>
          <table:table-cell office:value-type="float" office:value="0.14778152" calcext:value-type="float">
            <text:p>0.14778152</text:p>
          </table:table-cell>
          <table:table-cell office:value-type="float" office:value="0.04448373" calcext:value-type="float">
            <text:p>0.04448373</text:p>
          </table:table-cell>
          <table:table-cell office:value-type="float" office:value="0.06715748" calcext:value-type="float">
            <text:p>0.06715748</text:p>
          </table:table-cell>
          <table:table-cell office:value-type="float" office:value="0.00412979" calcext:value-type="float">
            <text:p>0.00412979</text:p>
          </table:table-cell>
          <table:table-cell office:value-type="float" office:value="0.0055822" calcext:value-type="float">
            <text:p>0.0055822</text:p>
          </table:table-cell>
          <table:table-cell office:value-type="float" office:value="0.00891692" calcext:value-type="float">
            <text:p>0.00891692</text:p>
          </table:table-cell>
          <table:table-cell office:value-type="string" calcext:value-type="string">
            <text:p>dip fch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Qch7</text:p>
          </table:table-cell>
          <table:table-cell office:value-type="float" office:value="46008" calcext:value-type="float">
            <text:p>46008</text:p>
          </table:table-cell>
          <table:table-cell office:value-type="float" office:value="555.168594" calcext:value-type="float">
            <text:p>555.168594</text:p>
          </table:table-cell>
          <table:table-cell office:value-type="float" office:value="2.34248352" calcext:value-type="float">
            <text:p>2.34248352</text:p>
          </table:table-cell>
          <table:table-cell office:value-type="float" office:value="241.472939" calcext:value-type="float">
            <text:p>241.472939</text:p>
          </table:table-cell>
          <table:table-cell office:value-type="float" office:value="319.723156" calcext:value-type="float">
            <text:p>319.723156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Q11ch</text:p>
          </table:table-cell>
          <table:table-cell office:value-type="float" office:value="0.05365837" calcext:value-type="float">
            <text:p>0.05365837</text:p>
          </table:table-cell>
          <table:table-cell office:value-type="float" office:value="0.11543442" calcext:value-type="float">
            <text:p>0.11543442</text:p>
          </table:table-cell>
          <table:table-cell office:value-type="float" office:value="0.0342593" calcext:value-type="float">
            <text:p>0.0342593</text:p>
          </table:table-cell>
          <table:table-cell office:value-type="float" office:value="0.2620917" calcext:value-type="float">
            <text:p>0.2620917</text:p>
          </table:table-cell>
          <table:table-cell office:value-type="float" office:value="0.19617551" calcext:value-type="float">
            <text:p>0.19617551</text:p>
          </table:table-cell>
          <table:table-cell office:value-type="float" office:value="0.11730458" calcext:value-type="float">
            <text:p>0.11730458</text:p>
          </table:table-cell>
          <table:table-cell office:value-type="float" office:value="0.10289434" calcext:value-type="float">
            <text:p>0.10289434</text:p>
          </table:table-cell>
          <table:table-cell table:style-name="ce6" office:value-type="float" office:value="0.03261465" calcext:value-type="float">
            <text:p>0.03261465</text:p>
          </table:table-cell>
          <table:table-cell office:value-type="float" office:value="0.07357067" calcext:value-type="float">
            <text:p>0.07357067</text:p>
          </table:table-cell>
          <table:table-cell office:value-type="float" office:value="0.011996" calcext:value-type="float">
            <text:p>0.011996</text:p>
          </table:table-cell>
          <table:table-cell table:style-name="ce7" office:value-type="float" office:value="0.00000045644" calcext:value-type="float">
            <text:p>4.56E-007</text:p>
          </table:table-cell>
          <table:table-cell table:style-name="ce7" office:value-type="float" office:value="0.0000000000016423" calcext:value-type="float">
            <text:p>1.64E-012</text:p>
          </table:table-cell>
          <table:table-cell office:value-type="float" office:value="0.04566246" calcext:value-type="float">
            <text:p>0.04566246</text:p>
          </table:table-cell>
          <table:table-cell office:value-type="float" office:value="0.10136796" calcext:value-type="float">
            <text:p>0.10136796</text:p>
          </table:table-cell>
          <table:table-cell office:value-type="float" office:value="0.15417847" calcext:value-type="float">
            <text:p>0.15417847</text:p>
          </table:table-cell>
          <table:table-cell office:value-type="float" office:value="0.17218033" calcext:value-type="float">
            <text:p>0.17218033</text:p>
          </table:table-cell>
          <table:table-cell office:value-type="float" office:value="0.16832779" calcext:value-type="float">
            <text:p>0.16832779</text:p>
          </table:table-cell>
          <table:table-cell office:value-type="float" office:value="0.08135255" calcext:value-type="float">
            <text:p>0.08135255</text:p>
          </table:table-cell>
          <table:table-cell office:value-type="float" office:value="0.13230348" calcext:value-type="float">
            <text:p>0.13230348</text:p>
          </table:table-cell>
          <table:table-cell office:value-type="float" office:value="0.06464616" calcext:value-type="float">
            <text:p>0.06464616</text:p>
          </table:table-cell>
          <table:table-cell office:value-type="float" office:value="0.04697251" calcext:value-type="float">
            <text:p>0.04697251</text:p>
          </table:table-cell>
          <table:table-cell office:value-type="float" office:value="0.02145308" calcext:value-type="float">
            <text:p>0.02145308</text:p>
          </table:table-cell>
          <table:table-cell table:style-name="ce7" office:value-type="float" office:value="0.00075945" calcext:value-type="float">
            <text:p>7.59E-004</text:p>
          </table:table-cell>
          <table:table-cell office:value-type="float" office:value="0.01079576" calcext:value-type="float">
            <text:p>0.01079576</text:p>
          </table:table-cell>
          <table:table-cell office:value-type="string" calcext:value-type="string">
            <text:p>dip fch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Qch8</text:p>
          </table:table-cell>
          <table:table-cell office:value-type="float" office:value="30" calcext:value-type="float">
            <text:p>30</text:p>
          </table:table-cell>
          <table:table-cell office:value-type="float" office:value="20727301.1" calcext:value-type="float">
            <text:p>20727301.1</text:p>
          </table:table-cell>
          <table:table-cell office:value-type="float" office:value="87456.9666" calcext:value-type="float">
            <text:p>87456.9666</text:p>
          </table:table-cell>
          <table:table-cell office:value-type="float" office:value="2968.14476" calcext:value-type="float">
            <text:p>2968.14476</text:p>
          </table:table-cell>
          <table:table-cell office:value-type="float" office:value="3046.39498" calcext:value-type="float">
            <text:p>3046.39498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0.0996392" calcext:value-type="float">
            <text:p>0.0996392</text:p>
          </table:table-cell>
          <table:table-cell office:value-type="float" office:value="0.214304" calcext:value-type="float">
            <text:p>0.214304</text:p>
          </table:table-cell>
          <table:table-cell office:value-type="float" office:value="0.0199385" calcext:value-type="float">
            <text:p>0.0199385</text:p>
          </table:table-cell>
          <table:table-cell office:value-type="float" office:value="0.195676" calcext:value-type="float">
            <text:p>0.195676</text:p>
          </table:table-cell>
          <table:table-cell office:value-type="float" office:value="0.0785533" calcext:value-type="float">
            <text:p>0.0785533</text:p>
          </table:table-cell>
          <table:table-cell office:value-type="float" office:value="0.167223" calcext:value-type="float">
            <text:p>0.167223</text:p>
          </table:table-cell>
          <table:table-cell office:value-type="float" office:value="0.126926" calcext:value-type="float">
            <text:p>0.126926</text:p>
          </table:table-cell>
          <table:table-cell office:value-type="float" office:value="0.0549379" calcext:value-type="float">
            <text:p>0.0549379</text:p>
          </table:table-cell>
          <table:table-cell table:style-name="ce6" office:value-type="float" office:value="0.0320001" calcext:value-type="float">
            <text:p>0.0320001</text:p>
          </table:table-cell>
          <table:table-cell office:value-type="float" office:value="0.0100803" calcext:value-type="float">
            <text:p>0.0100803</text:p>
          </table:table-cell>
          <table:table-cell table:style-name="ce7" office:value-type="float" office:value="0.0007217" calcext:value-type="float">
            <text:p>7.22E-004</text:p>
          </table:table-cell>
          <table:table-cell table:style-name="ce7" office:value-type="float" office:value="0.0000000000049896" calcext:value-type="float">
            <text:p>4.99E-012</text:p>
          </table:table-cell>
          <table:table-cell office:value-type="float" office:value="0.1398225" calcext:value-type="float">
            <text:p>0.1398225</text:p>
          </table:table-cell>
          <table:table-cell office:value-type="float" office:value="0.0316168" calcext:value-type="float">
            <text:p>0.0316168</text:p>
          </table:table-cell>
          <table:table-cell office:value-type="float" office:value="0.277843" calcext:value-type="float">
            <text:p>0.277843</text:p>
          </table:table-cell>
          <table:table-cell office:value-type="float" office:value="0.0364955" calcext:value-type="float">
            <text:p>0.0364955</text:p>
          </table:table-cell>
          <table:table-cell office:value-type="float" office:value="0.0329718" calcext:value-type="float">
            <text:p>0.0329718</text:p>
          </table:table-cell>
          <table:table-cell office:value-type="float" office:value="0.233469" calcext:value-type="float">
            <text:p>0.233469</text:p>
          </table:table-cell>
          <table:table-cell office:value-type="float" office:value="0.117059" calcext:value-type="float">
            <text:p>0.117059</text:p>
          </table:table-cell>
          <table:table-cell office:value-type="float" office:value="0.0581085" calcext:value-type="float">
            <text:p>0.0581085</text:p>
          </table:table-cell>
          <table:table-cell office:value-type="float" office:value="0.0485212" calcext:value-type="float">
            <text:p>0.0485212</text:p>
          </table:table-cell>
          <table:table-cell table:style-name="ce7" office:value-type="float" office:value="0.000000000001776" calcext:value-type="float">
            <text:p>1.78E-012</text:p>
          </table:table-cell>
          <table:table-cell office:value-type="float" office:value="0.0240927" calcext:value-type="float">
            <text:p>0.0240927</text:p>
          </table:table-cell>
          <table:table-cell table:style-name="ce8" office:value-type="float" office:value="0.0000000000089493" calcext:value-type="float">
            <text:p>8.95E-012</text:p>
          </table:table-cell>
          <table:table-cell office:value-type="string" calcext:value-type="string">
            <text:p>not even on plot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Qch9</text:p>
          </table:table-cell>
          <table:table-cell office:value-type="float" office:value="46008" calcext:value-type="float">
            <text:p>46008</text:p>
          </table:table-cell>
          <table:table-cell office:value-type="float" office:value="552.211185" calcext:value-type="float">
            <text:p>552.211185</text:p>
          </table:table-cell>
          <table:table-cell office:value-type="float" office:value="2.330005" calcext:value-type="float">
            <text:p>2.330005</text:p>
          </table:table-cell>
          <table:table-cell office:value-type="float" office:value="240.089546" calcext:value-type="float">
            <text:p>240.089546</text:p>
          </table:table-cell>
          <table:table-cell office:value-type="float" office:value="318.339763" calcext:value-type="float">
            <text:p>318.339763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Q11ch</text:p>
          </table:table-cell>
          <table:table-cell office:value-type="float" office:value="0.05411013" calcext:value-type="float">
            <text:p>0.05411013</text:p>
          </table:table-cell>
          <table:table-cell office:value-type="float" office:value="0.11353263" calcext:value-type="float">
            <text:p>0.11353263</text:p>
          </table:table-cell>
          <table:table-cell office:value-type="float" office:value="0.03812449" calcext:value-type="float">
            <text:p>0.03812449</text:p>
          </table:table-cell>
          <table:table-cell office:value-type="float" office:value="0.25738426" calcext:value-type="float">
            <text:p>0.25738426</text:p>
          </table:table-cell>
          <table:table-cell office:value-type="float" office:value="0.20144318" calcext:value-type="float">
            <text:p>0.20144318</text:p>
          </table:table-cell>
          <table:table-cell office:value-type="float" office:value="0.11162193" calcext:value-type="float">
            <text:p>0.11162193</text:p>
          </table:table-cell>
          <table:table-cell office:value-type="float" office:value="0.10596731" calcext:value-type="float">
            <text:p>0.10596731</text:p>
          </table:table-cell>
          <table:table-cell office:value-type="float" office:value="0.03119184" calcext:value-type="float">
            <text:p>0.03119184</text:p>
          </table:table-cell>
          <table:table-cell office:value-type="float" office:value="0.07433102" calcext:value-type="float">
            <text:p>0.07433102</text:p>
          </table:table-cell>
          <table:table-cell table:style-name="ce6" office:value-type="float" office:value="0.01229309" calcext:value-type="float">
            <text:p>0.01229309</text:p>
          </table:table-cell>
          <table:table-cell table:style-name="ce7" office:value-type="float" office:value="0.00000011978" calcext:value-type="float">
            <text:p>1.20E-007</text:p>
          </table:table-cell>
          <table:table-cell table:style-name="ce7" office:value-type="float" office:value="5.5511E-017" calcext:value-type="float">
            <text:p>5.55E-017</text:p>
          </table:table-cell>
          <table:table-cell office:value-type="float" office:value="0.04622886" calcext:value-type="float">
            <text:p>0.04622886</text:p>
          </table:table-cell>
          <table:table-cell office:value-type="float" office:value="0.100595" calcext:value-type="float">
            <text:p>0.100595</text:p>
          </table:table-cell>
          <table:table-cell office:value-type="float" office:value="0.15507282" calcext:value-type="float">
            <text:p>0.15507282</text:p>
          </table:table-cell>
          <table:table-cell office:value-type="float" office:value="0.17393921" calcext:value-type="float">
            <text:p>0.17393921</text:p>
          </table:table-cell>
          <table:table-cell office:value-type="float" office:value="0.17136397" calcext:value-type="float">
            <text:p>0.17136397</text:p>
          </table:table-cell>
          <table:table-cell office:value-type="float" office:value="0.07657603" calcext:value-type="float">
            <text:p>0.07657603</text:p>
          </table:table-cell>
          <table:table-cell office:value-type="float" office:value="0.14195879" calcext:value-type="float">
            <text:p>0.14195879</text:p>
          </table:table-cell>
          <table:table-cell office:value-type="float" office:value="0.06269815" calcext:value-type="float">
            <text:p>0.06269815</text:p>
          </table:table-cell>
          <table:table-cell office:value-type="float" office:value="0.05264865" calcext:value-type="float">
            <text:p>0.05264865</text:p>
          </table:table-cell>
          <table:table-cell office:value-type="float" office:value="0.01361053" calcext:value-type="float">
            <text:p>0.01361053</text:p>
          </table:table-cell>
          <table:table-cell table:style-name="ce7" office:value-type="float" office:value="0.00088673" calcext:value-type="float">
            <text:p>8.87E-004</text:p>
          </table:table-cell>
          <table:table-cell office:value-type="float" office:value="0.00442126" calcext:value-type="float">
            <text:p>0.00442126</text:p>
          </table:table-cell>
          <table:table-cell office:value-type="string" calcext:value-type="string">
            <text:p>dip fch</text:p>
          </table:table-cell>
          <table:table-cell table:number-columns-repeated="988"/>
        </table:table-row>
        <table:table-row table:style-name="ro2">
          <table:table-cell table:number-columns-repeated="2"/>
          <table:table-cell office:value-type="string" calcext:value-type="string">
            <text:p>Qch10</text:p>
          </table:table-cell>
          <table:table-cell office:value-type="float" office:value="31318" calcext:value-type="float">
            <text:p>31318</text:p>
          </table:table-cell>
          <table:table-cell office:value-type="float" office:value="939.655384" calcext:value-type="float">
            <text:p>939.655384</text:p>
          </table:table-cell>
          <table:table-cell office:value-type="float" office:value="3.96479065" calcext:value-type="float">
            <text:p>3.96479065</text:p>
          </table:table-cell>
          <table:table-cell office:value-type="float" office:value="377.76945" calcext:value-type="float">
            <text:p>377.76945</text:p>
          </table:table-cell>
          <table:table-cell office:value-type="float" office:value="456.019667" calcext:value-type="float">
            <text:p>456.0196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6ch,Q9ch,Q11ch</text:p>
          </table:table-cell>
          <table:table-cell office:value-type="string" calcext:value-type="string">
            <text:p>Q11ch</text:p>
          </table:table-cell>
          <table:table-cell office:value-type="float" office:value="0.03268632" calcext:value-type="float">
            <text:p>0.03268632</text:p>
          </table:table-cell>
          <table:table-cell office:value-type="float" office:value="0.13794712" calcext:value-type="float">
            <text:p>0.13794712</text:p>
          </table:table-cell>
          <table:table-cell office:value-type="float" office:value="0.0970211" calcext:value-type="float">
            <text:p>0.0970211</text:p>
          </table:table-cell>
          <table:table-cell office:value-type="float" office:value="0.16049169" calcext:value-type="float">
            <text:p>0.16049169</text:p>
          </table:table-cell>
          <table:table-cell office:value-type="float" office:value="0.18926837" calcext:value-type="float">
            <text:p>0.18926837</text:p>
          </table:table-cell>
          <table:table-cell office:value-type="float" office:value="0.24447051" calcext:value-type="float">
            <text:p>0.24447051</text:p>
          </table:table-cell>
          <table:table-cell table:style-name="ce7" office:value-type="float" office:value="5.5511E-017" calcext:value-type="float">
            <text:p>5.55E-017</text:p>
          </table:table-cell>
          <table:table-cell office:value-type="float" office:value="0.05682167" calcext:value-type="float">
            <text:p>0.05682167</text:p>
          </table:table-cell>
          <table:table-cell office:value-type="float" office:value="0.08011903" calcext:value-type="float">
            <text:p>0.08011903</text:p>
          </table:table-cell>
          <table:table-cell table:style-name="ce7" office:value-type="float" office:value="5.5511E-017" calcext:value-type="float">
            <text:p>5.55E-017</text:p>
          </table:table-cell>
          <table:table-cell table:style-name="ce6" office:value-type="float" office:value="0.00117419" calcext:value-type="float">
            <text:p>0.00117419</text:p>
          </table:table-cell>
          <table:table-cell table:style-name="ce7" office:value-type="float" office:value="0.00000000010026" calcext:value-type="float">
            <text:p>1.00E-010</text:p>
          </table:table-cell>
          <table:table-cell office:value-type="float" office:value="0.04652339" calcext:value-type="float">
            <text:p>0.04652339</text:p>
          </table:table-cell>
          <table:table-cell office:value-type="float" office:value="0.09469539" calcext:value-type="float">
            <text:p>0.09469539</text:p>
          </table:table-cell>
          <table:table-cell office:value-type="float" office:value="0.16817284" calcext:value-type="float">
            <text:p>0.16817284</text:p>
          </table:table-cell>
          <table:table-cell office:value-type="float" office:value="0.16468482" calcext:value-type="float">
            <text:p>0.16468482</text:p>
          </table:table-cell>
          <table:table-cell office:value-type="float" office:value="0.16783775" calcext:value-type="float">
            <text:p>0.16783775</text:p>
          </table:table-cell>
          <table:table-cell office:value-type="float" office:value="0.07050401" calcext:value-type="float">
            <text:p>0.07050401</text:p>
          </table:table-cell>
          <table:table-cell office:value-type="float" office:value="0.15593441" calcext:value-type="float">
            <text:p>0.15593441</text:p>
          </table:table-cell>
          <table:table-cell office:value-type="float" office:value="0.04063966" calcext:value-type="float">
            <text:p>0.04063966</text:p>
          </table:table-cell>
          <table:table-cell office:value-type="float" office:value="0.06666056" calcext:value-type="float">
            <text:p>0.06666056</text:p>
          </table:table-cell>
          <table:table-cell office:value-type="float" office:value="0.00599194" calcext:value-type="float">
            <text:p>0.00599194</text:p>
          </table:table-cell>
          <table:table-cell office:value-type="float" office:value="0.00287745" calcext:value-type="float">
            <text:p>0.00287745</text:p>
          </table:table-cell>
          <table:table-cell office:value-type="float" office:value="0.01547778" calcext:value-type="float">
            <text:p>0.01547778</text:p>
          </table:table-cell>
          <table:table-cell office:value-type="string" calcext:value-type="string">
            <text:p>dip fch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Qch11</text:p>
          </table:table-cell>
          <table:table-cell office:value-type="float" office:value="46012" calcext:value-type="float">
            <text:p>46012</text:p>
          </table:table-cell>
          <table:table-cell office:value-type="float" office:value="538.306986" calcext:value-type="float">
            <text:p>538.306986</text:p>
          </table:table-cell>
          <table:table-cell office:value-type="float" office:value="2.27133749" calcext:value-type="float">
            <text:p>2.27133749</text:p>
          </table:table-cell>
          <table:table-cell office:value-type="float" office:value="233.484644" calcext:value-type="float">
            <text:p>233.484644</text:p>
          </table:table-cell>
          <table:table-cell office:value-type="float" office:value="311.734861" calcext:value-type="float">
            <text:p>311.734861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0.05260607" calcext:value-type="float">
            <text:p>0.05260607</text:p>
          </table:table-cell>
          <table:table-cell office:value-type="float" office:value="0.1194777" calcext:value-type="float">
            <text:p>0.1194777</text:p>
          </table:table-cell>
          <table:table-cell office:value-type="float" office:value="0.02666396" calcext:value-type="float">
            <text:p>0.02666396</text:p>
          </table:table-cell>
          <table:table-cell office:value-type="float" office:value="0.27118479" calcext:value-type="float">
            <text:p>0.27118479</text:p>
          </table:table-cell>
          <table:table-cell office:value-type="float" office:value="0.18871975" calcext:value-type="float">
            <text:p>0.18871975</text:p>
          </table:table-cell>
          <table:table-cell office:value-type="float" office:value="0.12482899" calcext:value-type="float">
            <text:p>0.12482899</text:p>
          </table:table-cell>
          <table:table-cell office:value-type="float" office:value="0.10176434" calcext:value-type="float">
            <text:p>0.10176434</text:p>
          </table:table-cell>
          <table:table-cell office:value-type="float" office:value="0.03653118" calcext:value-type="float">
            <text:p>0.03653118</text:p>
          </table:table-cell>
          <table:table-cell office:value-type="float" office:value="0.06925723" calcext:value-type="float">
            <text:p>0.06925723</text:p>
          </table:table-cell>
          <table:table-cell office:value-type="float" office:value="0.02088608" calcext:value-type="float">
            <text:p>0.02088608</text:p>
          </table:table-cell>
          <table:table-cell table:style-name="ce7" office:value-type="float" office:value="0.0000010695" calcext:value-type="float">
            <text:p>1.07E-006</text:p>
          </table:table-cell>
          <table:table-cell table:style-name="ce6" office:value-type="float" office:value="-0.01192115" calcext:value-type="float">
            <text:p>-0.01192115</text:p>
          </table:table-cell>
          <table:table-cell office:value-type="float" office:value="0.04622079" calcext:value-type="float">
            <text:p>0.04622079</text:p>
          </table:table-cell>
          <table:table-cell office:value-type="float" office:value="0.09807751" calcext:value-type="float">
            <text:p>0.09807751</text:p>
          </table:table-cell>
          <table:table-cell office:value-type="float" office:value="0.16019447" calcext:value-type="float">
            <text:p>0.16019447</text:p>
          </table:table-cell>
          <table:table-cell office:value-type="float" office:value="0.16368511" calcext:value-type="float">
            <text:p>0.16368511</text:p>
          </table:table-cell>
          <table:table-cell office:value-type="float" office:value="0.17212734" calcext:value-type="float">
            <text:p>0.17212734</text:p>
          </table:table-cell>
          <table:table-cell office:value-type="float" office:value="0.07667386" calcext:value-type="float">
            <text:p>0.07667386</text:p>
          </table:table-cell>
          <table:table-cell office:value-type="float" office:value="0.12955698" calcext:value-type="float">
            <text:p>0.12955698</text:p>
          </table:table-cell>
          <table:table-cell office:value-type="float" office:value="0.05885788" calcext:value-type="float">
            <text:p>0.05885788</text:p>
          </table:table-cell>
          <table:table-cell office:value-type="float" office:value="0.04536293" calcext:value-type="float">
            <text:p>0.04536293</text:p>
          </table:table-cell>
          <table:table-cell office:value-type="float" office:value="0.0212559" calcext:value-type="float">
            <text:p>0.0212559</text:p>
          </table:table-cell>
          <table:table-cell table:style-name="ce7" office:value-type="float" office:value="0.00076562" calcext:value-type="float">
            <text:p>7.66E-004</text:p>
          </table:table-cell>
          <table:table-cell office:value-type="float" office:value="0.0272216" calcext:value-type="float">
            <text:p>0.0272216</text:p>
          </table:table-cell>
          <table:table-cell office:value-type="string" calcext:value-type="string">
            <text:p>dip fch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sum Qich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ar 22. sum qch 1.00944639394759</text:p>
          </table:table-cell>
          <table:table-cell table:formula="of:=SUM([.L40:.W40])" office:value-type="float" office:value="1.00944639014921" calcext:value-type="float">
            <text:p>1.00945</text:p>
          </table:table-cell>
          <table:table-cell office:value-type="string" calcext:value-type="string">
            <text:p>Setting Q0ch = 1 – others but adding starting value of Q0ch and its limits as well. Not defining Q0ch elsewhere.</text:p>
          </table:table-cell>
          <table:table-cell office:value-type="float" office:value="21663" calcext:value-type="float">
            <text:p>21663</text:p>
          </table:table-cell>
          <table:table-cell office:value-type="float" office:value="690.216948" calcext:value-type="float">
            <text:p>690.216948</text:p>
          </table:table-cell>
          <table:table-cell office:value-type="float" office:value="2.9123078" calcext:value-type="float">
            <text:p>2.9123078</text:p>
          </table:table-cell>
          <table:table-cell office:value-type="float" office:value="297.866077" calcext:value-type="float">
            <text:p>297.866077</text:p>
          </table:table-cell>
          <table:table-cell office:value-type="float" office:value="376.116294" calcext:value-type="float">
            <text:p>376.11629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0ch,Q4ch,Q8ch,Q10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8373809" calcext:value-type="float">
            <text:p>0.18373809</text:p>
          </table:table-cell>
          <table:table-cell office:value-type="float" office:value="0.0068899" calcext:value-type="float">
            <text:p>0.0068899</text:p>
          </table:table-cell>
          <table:table-cell office:value-type="float" office:value="0.36716272" calcext:value-type="float">
            <text:p>0.36716272</text:p>
          </table:table-cell>
          <table:table-cell table:style-name="ce7" office:value-type="float" office:value="5.5511E-017" calcext:value-type="float">
            <text:p>5.55E-017</text:p>
          </table:table-cell>
          <table:table-cell office:value-type="float" office:value="0.26611417" calcext:value-type="float">
            <text:p>0.26611417</text:p>
          </table:table-cell>
          <table:table-cell office:value-type="float" office:value="0.02083494" calcext:value-type="float">
            <text:p>0.02083494</text:p>
          </table:table-cell>
          <table:table-cell office:value-type="float" office:value="0.12371704" calcext:value-type="float">
            <text:p>0.12371704</text:p>
          </table:table-cell>
          <table:table-cell table:style-name="ce7" office:value-type="float" office:value="5.5511E-017" calcext:value-type="float">
            <text:p>5.55E-017</text:p>
          </table:table-cell>
          <table:table-cell office:value-type="float" office:value="0.03829667" calcext:value-type="float">
            <text:p>0.03829667</text:p>
          </table:table-cell>
          <table:table-cell table:style-name="ce7" office:value-type="float" office:value="0.00000000014921" calcext:value-type="float">
            <text:p>1.49E-010</text:p>
          </table:table-cell>
          <table:table-cell office:value-type="float" office:value="0.00269286" calcext:value-type="float">
            <text:p>0.00269286</text:p>
          </table:table-cell>
          <table:table-cell office:value-type="float" office:value="0.03810225" calcext:value-type="float">
            <text:p>0.03810225</text:p>
          </table:table-cell>
          <table:table-cell office:value-type="float" office:value="0.13621737" calcext:value-type="float">
            <text:p>0.13621737</text:p>
          </table:table-cell>
          <table:table-cell office:value-type="float" office:value="0.07800287" calcext:value-type="float">
            <text:p>0.07800287</text:p>
          </table:table-cell>
          <table:table-cell office:value-type="float" office:value="0.2651773" calcext:value-type="float">
            <text:p>0.2651773</text:p>
          </table:table-cell>
          <table:table-cell office:value-type="float" office:value="0.08921933" calcext:value-type="float">
            <text:p>0.08921933</text:p>
          </table:table-cell>
          <table:table-cell office:value-type="float" office:value="0.13074813" calcext:value-type="float">
            <text:p>0.13074813</text:p>
          </table:table-cell>
          <table:table-cell office:value-type="float" office:value="0.12105431" calcext:value-type="float">
            <text:p>0.12105431</text:p>
          </table:table-cell>
          <table:table-cell office:value-type="float" office:value="0.06928788" calcext:value-type="float">
            <text:p>0.06928788</text:p>
          </table:table-cell>
          <table:table-cell office:value-type="float" office:value="0.04102586" calcext:value-type="float">
            <text:p>0.04102586</text:p>
          </table:table-cell>
          <table:table-cell office:value-type="float" office:value="0.00899697" calcext:value-type="float">
            <text:p>0.00899697</text:p>
          </table:table-cell>
          <table:table-cell office:value-type="float" office:value="0.01002851" calcext:value-type="float">
            <text:p>0.01002851</text:p>
          </table:table-cell>
          <table:table-cell office:value-type="float" office:value="0.01213922" calcext:value-type="float">
            <text:p>0.01213922</text:p>
          </table:table-cell>
          <table:table-cell table:number-columns-repeated="989"/>
        </table:table-row>
        <table:table-row table:style-name="ro3">
          <table:table-cell/>
          <table:table-cell table:formula="of:=SUM([.L41:.W41])" office:value-type="float" office:value="1.00000000894469" calcext:value-type="float">
            <text:p>1.00000</text:p>
          </table:table-cell>
          <table:table-cell office:value-type="string" calcext:value-type="string">
            <text:p>Setting Q0ch = 1 – others but adding starting value of Q0ch. No limits on Q0ch. Not defining Q0ch elsewhere.</text:p>
          </table:table-cell>
          <table:table-cell office:value-type="float" office:value="17443" calcext:value-type="float">
            <text:p>17443</text:p>
          </table:table-cell>
          <table:table-cell office:value-type="float" office:value="464.784168" calcext:value-type="float">
            <text:p>464.784168</text:p>
          </table:table-cell>
          <table:table-cell office:value-type="float" office:value="1.96111463" calcext:value-type="float">
            <text:p>1.96111463</text:p>
          </table:table-cell>
          <table:table-cell office:value-type="float" office:value="195.448976" calcext:value-type="float">
            <text:p>195.448976</text:p>
          </table:table-cell>
          <table:table-cell office:value-type="float" office:value="273.699193" calcext:value-type="float">
            <text:p>273.69919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10ch,Q11ch</text:p>
          </table:table-cell>
          <table:table-cell office:value-type="string" calcext:value-type="string">
            <text:p>Q11ch</text:p>
          </table:table-cell>
          <table:table-cell office:value-type="float" office:value="0.02427842" calcext:value-type="float">
            <text:p>0.02427842</text:p>
          </table:table-cell>
          <table:table-cell office:value-type="float" office:value="0.08345547" calcext:value-type="float">
            <text:p>0.08345547</text:p>
          </table:table-cell>
          <table:table-cell office:value-type="float" office:value="0.21309852" calcext:value-type="float">
            <text:p>0.21309852</text:p>
          </table:table-cell>
          <table:table-cell office:value-type="float" office:value="0.12125853" calcext:value-type="float">
            <text:p>0.12125853</text:p>
          </table:table-cell>
          <table:table-cell office:value-type="float" office:value="0.27230255" calcext:value-type="float">
            <text:p>0.27230255</text:p>
          </table:table-cell>
          <table:table-cell table:style-name="ce7" office:value-type="float" office:value="0.0000027189" calcext:value-type="float">
            <text:p>2.72E-006</text:p>
          </table:table-cell>
          <table:table-cell office:value-type="float" office:value="0.15696213" calcext:value-type="float">
            <text:p>0.15696213</text:p>
          </table:table-cell>
          <table:table-cell office:value-type="float" office:value="0.08161891" calcext:value-type="float">
            <text:p>0.08161891</text:p>
          </table:table-cell>
          <table:table-cell office:value-type="float" office:value="0.02423481" calcext:value-type="float">
            <text:p>0.02423481</text:p>
          </table:table-cell>
          <table:table-cell office:value-type="float" office:value="0.02278795" calcext:value-type="float">
            <text:p>0.02278795</text:p>
          </table:table-cell>
          <table:table-cell table:style-name="ce7" office:value-type="float" office:value="0.000000000044687" calcext:value-type="float">
            <text:p>4.47E-011</text:p>
          </table:table-cell>
          <table:table-cell table:style-name="ce7" office:value-type="float" office:value="5.5511E-017" calcext:value-type="float">
            <text:p>5.55E-017</text:p>
          </table:table-cell>
          <table:table-cell office:value-type="float" office:value="0.0445522" calcext:value-type="float">
            <text:p>0.0445522</text:p>
          </table:table-cell>
          <table:table-cell office:value-type="float" office:value="0.10691969" calcext:value-type="float">
            <text:p>0.10691969</text:p>
          </table:table-cell>
          <table:table-cell office:value-type="float" office:value="0.13921559" calcext:value-type="float">
            <text:p>0.13921559</text:p>
          </table:table-cell>
          <table:table-cell office:value-type="float" office:value="0.19311351" calcext:value-type="float">
            <text:p>0.19311351</text:p>
          </table:table-cell>
          <table:table-cell office:value-type="float" office:value="0.15637092" calcext:value-type="float">
            <text:p>0.15637092</text:p>
          </table:table-cell>
          <table:table-cell office:value-type="float" office:value="0.07826413" calcext:value-type="float">
            <text:p>0.07826413</text:p>
          </table:table-cell>
          <table:table-cell office:value-type="float" office:value="0.14064842" calcext:value-type="float">
            <text:p>0.14064842</text:p>
          </table:table-cell>
          <table:table-cell office:value-type="float" office:value="0.06419559" calcext:value-type="float">
            <text:p>0.06419559</text:p>
          </table:table-cell>
          <table:table-cell office:value-type="float" office:value="0.04671907" calcext:value-type="float">
            <text:p>0.04671907</text:p>
          </table:table-cell>
          <table:table-cell office:value-type="float" office:value="0.0060463" calcext:value-type="float">
            <text:p>0.0060463</text:p>
          </table:table-cell>
          <table:table-cell office:value-type="float" office:value="0.01850409" calcext:value-type="float">
            <text:p>0.01850409</text:p>
          </table:table-cell>
          <table:table-cell office:value-type="float" office:value="0.00545051" calcext:value-type="float">
            <text:p>0.00545051</text:p>
          </table:table-cell>
          <table:table-cell office:value-type="string" calcext:value-type="string">
            <text:p>Same as not forcing sum Q1ch = 1. Great sharp minima.</text:p>
          </table:table-cell>
          <table:table-cell table:number-columns-repeated="988"/>
        </table:table-row>
        <table:table-row table:style-name="ro3">
          <table:table-cell office:value-type="string" calcext:value-type="string">
            <text:p>Var 22</text:p>
          </table:table-cell>
          <table:table-cell table:formula="of:=SUM([.L42:.W42])" office:value-type="float" office:value="1.00000000676" calcext:value-type="float">
            <text:p>1.00000</text:p>
          </table:table-cell>
          <table:table-cell office:value-type="string" calcext:value-type="string">
            <text:p>Setting Q1ch = 1 – others but adding starting value of Q1ch and its limits as well. Not defining Q1ch elsewhere.</text:p>
          </table:table-cell>
          <table:table-cell office:value-type="float" office:value="46008" calcext:value-type="float">
            <text:p>46008</text:p>
          </table:table-cell>
          <table:table-cell office:value-type="float" office:value="457.133378" calcext:value-type="float">
            <text:p>457.133378</text:p>
          </table:table-cell>
          <table:table-cell office:value-type="float" office:value="1.92883282" calcext:value-type="float">
            <text:p>1.92883282</text:p>
          </table:table-cell>
          <table:table-cell office:value-type="float" office:value="191.15011" calcext:value-type="float">
            <text:p>191.15011</text:p>
          </table:table-cell>
          <table:table-cell office:value-type="float" office:value="269.400327" calcext:value-type="float">
            <text:p>269.4003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5ch,Q11ch,Q11m</text:p>
          </table:table-cell>
          <table:table-cell office:value-type="string" calcext:value-type="string">
            <text:p>Q11ch,Q11m</text:p>
          </table:table-cell>
          <table:table-cell office:value-type="float" office:value="0.02396006" calcext:value-type="float">
            <text:p>0.02396006</text:p>
          </table:table-cell>
          <table:table-cell table:style-name="Default" office:value-type="float" office:value="0.08491305" calcext:value-type="float">
            <text:p>0.08491305</text:p>
          </table:table-cell>
          <table:table-cell office:value-type="float" office:value="0.21002435" calcext:value-type="float">
            <text:p>0.21002435</text:p>
          </table:table-cell>
          <table:table-cell office:value-type="float" office:value="0.1245957" calcext:value-type="float">
            <text:p>0.1245957</text:p>
          </table:table-cell>
          <table:table-cell office:value-type="float" office:value="0.27044319" calcext:value-type="float">
            <text:p>0.27044319</text:p>
          </table:table-cell>
          <table:table-cell table:style-name="ce7" office:value-type="float" office:value="5.5511E-017" calcext:value-type="float">
            <text:p>5.55E-017</text:p>
          </table:table-cell>
          <table:table-cell office:value-type="float" office:value="0.15801489" calcext:value-type="float">
            <text:p>0.15801489</text:p>
          </table:table-cell>
          <table:table-cell office:value-type="float" office:value="0.08053193" calcext:value-type="float">
            <text:p>0.08053193</text:p>
          </table:table-cell>
          <table:table-cell office:value-type="float" office:value="0.02590553" calcext:value-type="float">
            <text:p>0.02590553</text:p>
          </table:table-cell>
          <table:table-cell office:value-type="float" office:value="0.02161116" calcext:value-type="float">
            <text:p>0.02161116</text:p>
          </table:table-cell>
          <table:table-cell table:style-name="ce7" office:value-type="float" office:value="0.00000014676" calcext:value-type="float">
            <text:p>1.47E-007</text:p>
          </table:table-cell>
          <table:table-cell table:style-name="ce7" office:value-type="float" office:value="5.5511E-017" calcext:value-type="float">
            <text:p>5.55E-017</text:p>
          </table:table-cell>
          <table:table-cell office:value-type="float" office:value="0.05007407" calcext:value-type="float">
            <text:p>0.05007407</text:p>
          </table:table-cell>
          <table:table-cell office:value-type="float" office:value="0.1077461" calcext:value-type="float">
            <text:p>0.1077461</text:p>
          </table:table-cell>
          <table:table-cell office:value-type="float" office:value="0.11832884" calcext:value-type="float">
            <text:p>0.11832884</text:p>
          </table:table-cell>
          <table:table-cell office:value-type="float" office:value="0.19455795" calcext:value-type="float">
            <text:p>0.19455795</text:p>
          </table:table-cell>
          <table:table-cell office:value-type="float" office:value="0.20833383" calcext:value-type="float">
            <text:p>0.20833383</text:p>
          </table:table-cell>
          <table:table-cell office:value-type="float" office:value="0.03707746" calcext:value-type="float">
            <text:p>0.03707746</text:p>
          </table:table-cell>
          <table:table-cell office:value-type="float" office:value="0.12689701" calcext:value-type="float">
            <text:p>0.12689701</text:p>
          </table:table-cell>
          <table:table-cell office:value-type="float" office:value="0.1065634" calcext:value-type="float">
            <text:p>0.1065634</text:p>
          </table:table-cell>
          <table:table-cell office:value-type="float" office:value="0.00659306" calcext:value-type="float">
            <text:p>0.00659306</text:p>
          </table:table-cell>
          <table:table-cell office:value-type="float" office:value="0.0288263" calcext:value-type="float">
            <text:p>0.0288263</text:p>
          </table:table-cell>
          <table:table-cell office:value-type="float" office:value="0.01500198" calcext:value-type="float">
            <text:p>0.01500198</text:p>
          </table:table-cell>
          <table:table-cell table:style-name="ce8" office:value-type="float" office:value="5.5511E-017" calcext:value-type="float">
            <text:p>5.55E-017</text:p>
          </table:table-cell>
          <table:table-cell office:value-type="string" calcext:value-type="string">
            <text:p>dip fm</text:p>
          </table:table-cell>
          <table:table-cell table:number-columns-repeated="988"/>
        </table:table-row>
        <table:table-row table:style-name="ro3">
          <table:table-cell office:value-type="string" calcext:value-type="string">
            <text:p>Var 22</text:p>
          </table:table-cell>
          <table:table-cell table:formula="of:=SUM([.L43:.W43])" office:value-type="float" office:value="0.99999999492499" calcext:value-type="float">
            <text:p>1.00000</text:p>
          </table:table-cell>
          <table:table-cell office:value-type="string" calcext:value-type="string">
            <text:p>Setting Q1ch = 1 – others but adding starting value of Q1ch. No limits on Q1ch. Not defining Q1ch elsewhere.</text:p>
          </table:table-cell>
          <table:table-cell office:value-type="float" office:value="17029" calcext:value-type="float">
            <text:p>17029</text:p>
          </table:table-cell>
          <table:table-cell office:value-type="float" office:value="464.782581" calcext:value-type="float">
            <text:p>464.782581</text:p>
          </table:table-cell>
          <table:table-cell office:value-type="float" office:value="1.96110794" calcext:value-type="float">
            <text:p>1.96110794</text:p>
          </table:table-cell>
          <table:table-cell office:value-type="float" office:value="195.448092" calcext:value-type="float">
            <text:p>195.448092</text:p>
          </table:table-cell>
          <table:table-cell office:value-type="float" office:value="273.698309" calcext:value-type="float">
            <text:p>273.6983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10ch,Q11ch</text:p>
          </table:table-cell>
          <table:table-cell office:value-type="string" calcext:value-type="string">
            <text:p>Q11ch</text:p>
          </table:table-cell>
          <table:table-cell office:value-type="float" office:value="0.02433461" calcext:value-type="float">
            <text:p>0.02433461</text:p>
          </table:table-cell>
          <table:table-cell table:style-name="Default" office:value-type="float" office:value="0.08324531" calcext:value-type="float">
            <text:p>0.08324531</text:p>
          </table:table-cell>
          <table:table-cell office:value-type="float" office:value="0.21346123" calcext:value-type="float">
            <text:p>0.21346123</text:p>
          </table:table-cell>
          <table:table-cell office:value-type="float" office:value="0.12092372" calcext:value-type="float">
            <text:p>0.12092372</text:p>
          </table:table-cell>
          <table:table-cell office:value-type="float" office:value="0.27248182" calcext:value-type="float">
            <text:p>0.27248182</text:p>
          </table:table-cell>
          <table:table-cell table:style-name="ce7" office:value-type="float" office:value="0.00000083482" calcext:value-type="float">
            <text:p>8.35E-007</text:p>
          </table:table-cell>
          <table:table-cell office:value-type="float" office:value="0.15688855" calcext:value-type="float">
            <text:p>0.15688855</text:p>
          </table:table-cell>
          <table:table-cell office:value-type="float" office:value="0.08164771" calcext:value-type="float">
            <text:p>0.08164771</text:p>
          </table:table-cell>
          <table:table-cell office:value-type="float" office:value="0.02424615" calcext:value-type="float">
            <text:p>0.02424615</text:p>
          </table:table-cell>
          <table:table-cell office:value-type="float" office:value="0.02277006" calcext:value-type="float">
            <text:p>0.02277006</text:p>
          </table:table-cell>
          <table:table-cell table:style-name="ce7" office:value-type="float" office:value="0.00000000010499" calcext:value-type="float">
            <text:p>1.05E-010</text:p>
          </table:table-cell>
          <table:table-cell table:style-name="ce7" office:value-type="float" office:value="5.5511E-017" calcext:value-type="float">
            <text:p>5.55E-017</text:p>
          </table:table-cell>
          <table:table-cell office:value-type="float" office:value="0.04490842" calcext:value-type="float">
            <text:p>0.04490842</text:p>
          </table:table-cell>
          <table:table-cell office:value-type="float" office:value="0.10550647" calcext:value-type="float">
            <text:p>0.10550647</text:p>
          </table:table-cell>
          <table:table-cell office:value-type="float" office:value="0.14187257" calcext:value-type="float">
            <text:p>0.14187257</text:p>
          </table:table-cell>
          <table:table-cell office:value-type="float" office:value="0.19017668" calcext:value-type="float">
            <text:p>0.19017668</text:p>
          </table:table-cell>
          <table:table-cell office:value-type="float" office:value="0.15946054" calcext:value-type="float">
            <text:p>0.15946054</text:p>
          </table:table-cell>
          <table:table-cell office:value-type="float" office:value="0.07520359" calcext:value-type="float">
            <text:p>0.07520359</text:p>
          </table:table-cell>
          <table:table-cell office:value-type="float" office:value="0.14229984" calcext:value-type="float">
            <text:p>0.14229984</text:p>
          </table:table-cell>
          <table:table-cell office:value-type="float" office:value="0.06355094" calcext:value-type="float">
            <text:p>0.06355094</text:p>
          </table:table-cell>
          <table:table-cell office:value-type="float" office:value="0.04715856" calcext:value-type="float">
            <text:p>0.04715856</text:p>
          </table:table-cell>
          <table:table-cell office:value-type="float" office:value="0.00581978" calcext:value-type="float">
            <text:p>0.00581978</text:p>
          </table:table-cell>
          <table:table-cell office:value-type="float" office:value="0.01854119" calcext:value-type="float">
            <text:p>0.01854119</text:p>
          </table:table-cell>
          <table:table-cell office:value-type="float" office:value="0.00550142" calcext:value-type="float">
            <text:p>0.00550142</text:p>
          </table:table-cell>
          <table:table-cell office:value-type="string" calcext:value-type="string">
            <text:p>Nice sharp minima. Agree with mine.</text:p>
          </table:table-cell>
          <table:table-cell table:number-columns-repeated="988"/>
        </table:table-row>
        <table:table-row table:style-name="ro3">
          <table:table-cell/>
          <table:table-cell table:formula="of:=SUM([.L44:.W44])" office:value-type="float" office:value="1.008750022815" calcext:value-type="float">
            <text:p>1.00875</text:p>
          </table:table-cell>
          <table:table-cell office:value-type="string" calcext:value-type="string">
            <text:p>Setting Q2ch = 1 – others but adding starting value of Q2ch and its limits as well. Not defining Q2ch elsewhere.</text:p>
          </table:table-cell>
          <table:table-cell office:value-type="float" office:value="46018" calcext:value-type="float">
            <text:p>46018</text:p>
          </table:table-cell>
          <table:table-cell office:value-type="float" office:value="527.279444" calcext:value-type="float">
            <text:p>527.279444</text:p>
          </table:table-cell>
          <table:table-cell office:value-type="float" office:value="2.22480778" calcext:value-type="float">
            <text:p>2.22480778</text:p>
          </table:table-cell>
          <table:table-cell office:value-type="float" office:value="228.123773" calcext:value-type="float">
            <text:p>228.123773</text:p>
          </table:table-cell>
          <table:table-cell office:value-type="float" office:value="306.373991" calcext:value-type="float">
            <text:p>306.3739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2ch,Q11ch</text:p>
          </table:table-cell>
          <table:table-cell office:value-type="string" calcext:value-type="string">
            <text:p>Q11ch</text:p>
          </table:table-cell>
          <table:table-cell office:value-type="float" office:value="0.04909203" calcext:value-type="float">
            <text:p>0.04909203</text:p>
          </table:table-cell>
          <table:table-cell office:value-type="float" office:value="0.13359166" calcext:value-type="float">
            <text:p>0.13359166</text:p>
          </table:table-cell>
          <table:table-cell office:value-type="float" office:value="0" calcext:value-type="float">
            <text:p>0</text:p>
          </table:table-cell>
          <table:table-cell office:value-type="float" office:value="0.29922939" calcext:value-type="float">
            <text:p>0.29922939</text:p>
          </table:table-cell>
          <table:table-cell office:value-type="float" office:value="0.15936416" calcext:value-type="float">
            <text:p>0.15936416</text:p>
          </table:table-cell>
          <table:table-cell office:value-type="float" office:value="0.15171425" calcext:value-type="float">
            <text:p>0.15171425</text:p>
          </table:table-cell>
          <table:table-cell office:value-type="float" office:value="0.08649594" calcext:value-type="float">
            <text:p>0.08649594</text:p>
          </table:table-cell>
          <table:table-cell office:value-type="float" office:value="0.04006762" calcext:value-type="float">
            <text:p>0.04006762</text:p>
          </table:table-cell>
          <table:table-cell office:value-type="float" office:value="0.06820453" calcext:value-type="float">
            <text:p>0.06820453</text:p>
          </table:table-cell>
          <table:table-cell office:value-type="float" office:value="0.0209904" calcext:value-type="float">
            <text:p>0.0209904</text:p>
          </table:table-cell>
          <table:table-cell table:style-name="ce7" office:value-type="float" office:value="0.000000042815" calcext:value-type="float">
            <text:p>4.28E-008</text:p>
          </table:table-cell>
          <table:table-cell table:style-name="ce7" office:value-type="float" office:value="5.5511E-017" calcext:value-type="float">
            <text:p>5.55E-017</text:p>
          </table:table-cell>
          <table:table-cell office:value-type="float" office:value="0.03811313" calcext:value-type="float">
            <text:p>0.03811313</text:p>
          </table:table-cell>
          <table:table-cell office:value-type="float" office:value="0.12688518" calcext:value-type="float">
            <text:p>0.12688518</text:p>
          </table:table-cell>
          <table:table-cell office:value-type="float" office:value="0.12414812" calcext:value-type="float">
            <text:p>0.12414812</text:p>
          </table:table-cell>
          <table:table-cell office:value-type="float" office:value="0.18439454" calcext:value-type="float">
            <text:p>0.18439454</text:p>
          </table:table-cell>
          <table:table-cell office:value-type="float" office:value="0.18956631" calcext:value-type="float">
            <text:p>0.18956631</text:p>
          </table:table-cell>
          <table:table-cell office:value-type="float" office:value="0.0475864" calcext:value-type="float">
            <text:p>0.0475864</text:p>
          </table:table-cell>
          <table:table-cell office:value-type="float" office:value="0.1588391" calcext:value-type="float">
            <text:p>0.1588391</text:p>
          </table:table-cell>
          <table:table-cell office:value-type="float" office:value="0.05829963" calcext:value-type="float">
            <text:p>0.05829963</text:p>
          </table:table-cell>
          <table:table-cell office:value-type="float" office:value="0.05481506" calcext:value-type="float">
            <text:p>0.05481506</text:p>
          </table:table-cell>
          <table:table-cell office:value-type="float" office:value="0.01135676" calcext:value-type="float">
            <text:p>0.01135676</text:p>
          </table:table-cell>
          <table:table-cell table:style-name="ce7" office:value-type="float" office:value="0.00074533" calcext:value-type="float">
            <text:p>7.45E-004</text:p>
          </table:table-cell>
          <table:table-cell office:value-type="float" office:value="0.00525043" calcext:value-type="float">
            <text:p>0.00525043</text:p>
          </table:table-cell>
          <table:table-cell office:value-type="string" calcext:value-type="string">
            <text:p>dip fch</text:p>
          </table:table-cell>
          <table:table-cell table:number-columns-repeated="988"/>
        </table:table-row>
        <table:table-row table:style-name="ro5">
          <table:table-cell/>
          <table:table-cell table:formula="of:=SUM([.L45:.W45])" office:value-type="float" office:value="1.0000000061717" calcext:value-type="float">
            <text:p>1.00000</text:p>
          </table:table-cell>
          <table:table-cell office:value-type="string" calcext:value-type="string">
            <text:p>Setting Q2ch = 1 – others but adding starting value of Q2ch. No limits on Q2ch. Not defining Q2ch elsewhere. (Doesn't matter if you do define it earlier though I checked.)</text:p>
          </table:table-cell>
          <table:table-cell office:value-type="float" office:value="46002" calcext:value-type="float">
            <text:p>46002</text:p>
          </table:table-cell>
          <table:table-cell office:value-type="float" office:value="551.45293" calcext:value-type="float">
            <text:p>551.45293</text:p>
          </table:table-cell>
          <table:table-cell office:value-type="float" office:value="2.32680561" calcext:value-type="float">
            <text:p>2.32680561</text:p>
          </table:table-cell>
          <table:table-cell office:value-type="float" office:value="239.733662" calcext:value-type="float">
            <text:p>239.733662</text:p>
          </table:table-cell>
          <table:table-cell office:value-type="float" office:value="317.983879" calcext:value-type="float">
            <text:p>317.9838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10chQ11ch,</text:p>
          </table:table-cell>
          <table:table-cell office:value-type="string" calcext:value-type="string">
            <text:p>Q11ch</text:p>
          </table:table-cell>
          <table:table-cell office:value-type="float" office:value="0.05528176" calcext:value-type="float">
            <text:p>0.05528176</text:p>
          </table:table-cell>
          <table:table-cell office:value-type="float" office:value="0.10872694" calcext:value-type="float">
            <text:p>0.10872694</text:p>
          </table:table-cell>
          <table:table-cell table:style-name="ce5" office:value-type="float" office:value="0.04744908" calcext:value-type="float">
            <text:p>0.04744908</text:p>
          </table:table-cell>
          <table:table-cell office:value-type="float" office:value="0.24698664" calcext:value-type="float">
            <text:p>0.24698664</text:p>
          </table:table-cell>
          <table:table-cell office:value-type="float" office:value="0.21211057" calcext:value-type="float">
            <text:p>0.21211057</text:p>
          </table:table-cell>
          <table:table-cell office:value-type="float" office:value="0.10162521" calcext:value-type="float">
            <text:p>0.10162521</text:p>
          </table:table-cell>
          <table:table-cell office:value-type="float" office:value="0.11085903" calcext:value-type="float">
            <text:p>0.11085903</text:p>
          </table:table-cell>
          <table:table-cell office:value-type="float" office:value="0.02977402" calcext:value-type="float">
            <text:p>0.02977402</text:p>
          </table:table-cell>
          <table:table-cell office:value-type="float" office:value="0.07512021" calcext:value-type="float">
            <text:p>0.07512021</text:p>
          </table:table-cell>
          <table:table-cell office:value-type="float" office:value="0.01206654" calcext:value-type="float">
            <text:p>0.01206654</text:p>
          </table:table-cell>
          <table:table-cell table:style-name="ce7" office:value-type="float" office:value="0.0000000061717" calcext:value-type="float">
            <text:p>6.17E-009</text:p>
          </table:table-cell>
          <table:table-cell table:style-name="ce7" office:value-type="float" office:value="5.5511E-017" calcext:value-type="float">
            <text:p>5.55E-017</text:p>
          </table:table-cell>
          <table:table-cell office:value-type="float" office:value="0.04526517" calcext:value-type="float">
            <text:p>0.04526517</text:p>
          </table:table-cell>
          <table:table-cell office:value-type="float" office:value="0.10494065" calcext:value-type="float">
            <text:p>0.10494065</text:p>
          </table:table-cell>
          <table:table-cell office:value-type="float" office:value="0.14612987" calcext:value-type="float">
            <text:p>0.14612987</text:p>
          </table:table-cell>
          <table:table-cell office:value-type="float" office:value="0.18451405" calcext:value-type="float">
            <text:p>0.18451405</text:p>
          </table:table-cell>
          <table:table-cell office:value-type="float" office:value="0.1616487" calcext:value-type="float">
            <text:p>0.1616487</text:p>
          </table:table-cell>
          <table:table-cell office:value-type="float" office:value="0.08380973" calcext:value-type="float">
            <text:p>0.08380973</text:p>
          </table:table-cell>
          <table:table-cell office:value-type="float" office:value="0.14060398" calcext:value-type="float">
            <text:p>0.14060398</text:p>
          </table:table-cell>
          <table:table-cell office:value-type="float" office:value="0.0622325" calcext:value-type="float">
            <text:p>0.0622325</text:p>
          </table:table-cell>
          <table:table-cell office:value-type="float" office:value="0.05356874" calcext:value-type="float">
            <text:p>0.05356874</text:p>
          </table:table-cell>
          <table:table-cell office:value-type="float" office:value="0.01279489" calcext:value-type="float">
            <text:p>0.01279489</text:p>
          </table:table-cell>
          <table:table-cell table:style-name="ce7" office:value-type="float" office:value="0.000048863" calcext:value-type="float">
            <text:p>4.89E-005</text:p>
          </table:table-cell>
          <table:table-cell office:value-type="float" office:value="0.00444285" calcext:value-type="float">
            <text:p>0.00444285</text:p>
          </table:table-cell>
          <table:table-cell office:value-type="string" calcext:value-type="string">
            <text:p>dip fch</text:p>
          </table:table-cell>
          <table:table-cell table:number-columns-repeated="98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5" number:min-integer-digits="1" number:min-exponent-digits="1"/>
    </number:number-style>
    <number:number-style style:name="N122">
      <number:number number: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00/00/0000</text:date>, <text:time style:data-style-name="N2" text:time-value="10:22:56.8587546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0:16:32.235772050</meta:creation-date>
    <meta:generator>LibreOffice/4.2.8.2$Linux_X86_64 LibreOffice_project/420m0$Build-2</meta:generator>
    <dc:date>2020-03-25T16:48:16.781471198</dc:date>
    <meta:editing-duration>PT7H27M10S</meta:editing-duration>
    <meta:editing-cycles>22</meta:editing-cycles>
    <meta:document-statistic meta:table-count="1" meta:cell-count="1207" meta:object-count="0"/>
  </office:meta>
</office:document-meta>
</file>